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7/meta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7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30/meta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9/meta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1/meta.xml" manifest:media-type="text/xml"/>
  <manifest:file-entry manifest:full-path="Object 41/styles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40/meta.xml" manifest:media-type="text/xml"/>
  <manifest:file-entry manifest:full-path="Object 40/styles.xml" manifest:media-type="text/xml"/>
  <manifest:file-entry manifest:full-path="Object 40/content.xml" manifest:media-type="text/xml"/>
  <manifest:file-entry manifest:full-path="Object 40/" manifest:media-type="application/vnd.oasis.opendocument.chart"/>
  <manifest:file-entry manifest:full-path="Configurations2/" manifest:media-type="application/vnd.sun.xml.ui.configuration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8/meta.xml" manifest:media-type="text/xml"/>
  <manifest:file-entry manifest:full-path="Object 48/styles.xml" manifest:media-type="text/xml"/>
  <manifest:file-entry manifest:full-path="Object 48/content.xml" manifest:media-type="text/xml"/>
  <manifest:file-entry manifest:full-path="Object 48/" manifest:media-type="application/vnd.oasis.opendocument.chart"/>
  <manifest:file-entry manifest:full-path="Object 47/meta.xml" manifest:media-type="text/xml"/>
  <manifest:file-entry manifest:full-path="Object 47/styles.xml" manifest:media-type="text/xml"/>
  <manifest:file-entry manifest:full-path="Object 47/content.xml" manifest:media-type="text/xml"/>
  <manifest:file-entry manifest:full-path="Object 4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meta.xml" manifest:media-type="text/xml"/>
  <manifest:file-entry manifest:full-path="Object 37/styles.xml" manifest:media-type="text/xml"/>
  <manifest:file-entry manifest:full-path="Object 37/content.xml" manifest:media-type="text/xml"/>
  <manifest:file-entry manifest:full-path="Object 3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LDMLT</text:p>
          </table:table-cell>
          <table:table-cell/>
          <table:table-cell office:value-type="string" calcext:value-type="string">
            <text:p>DE</text:p>
          </table:table-cell>
          <table:table-cell/>
          <table:table-cell office:value-type="string" calcext:value-type="string">
            <text:p>DTW+KNN</text:p>
          </table:table-cell>
          <table:table-cell/>
          <table:table-cell office:value-type="string" calcext:value-type="string">
            <text:p>LSTM/BILSTM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riplets fac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 ste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r</text:p>
          </table:table-cell>
          <table:table-cell office:value-type="float" office:value="0.0005" calcext:value-type="float">
            <text:p>0,0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/>
          <table:table-cell office:value-type="string" calcext:value-type="string">
            <text:p>alpha fact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 di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olver</text:p>
          </table:table-cell>
          <table:table-cell office:value-type="string" calcext:value-type="string">
            <text:p>Ada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/>
          <table:table-cell office:value-type="string" calcext:value-type="string">
            <text:p>cycle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 sli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_epochs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/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idSize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radient_thrsh</text:p>
          </table:table-cell>
          <table:table-cell office:value-type="string" calcext:value-type="string">
            <text:p>1/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3"/>
          <table:table-cell office:value-type="string" calcext:value-type="string">
            <text:p>bet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idden_size</text:p>
          </table:table-cell>
          <table:table-cell office:value-type="string" calcext:value-type="string">
            <text:p>3*n_t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3"/>
          <table:table-cell office:value-type="string" calcext:value-type="string">
            <text:p>filter_param</text:p>
          </table:table-cell>
          <table:table-cell office:value-type="float" office:value="0.5" calcext:value-type="float">
            <text:p>0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6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"/>
          <table:table-cell office:value-type="string" calcext:value-type="string">
            <text:p>n_features</text:p>
          </table:table-cell>
          <table:table-cell table:number-columns-repeated="3" office:value-type="float" office:value="69" calcext:value-type="float">
            <text:p>6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3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2"/>
          <table:table-cell office:value-type="string" calcext:value-type="string">
            <text:p>n_train</text:p>
          </table:table-cell>
          <table:table-cell table:number-columns-repeated="3"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270" calcext:value-type="float">
            <text:p>270</text:p>
          </table:table-cell>
          <table:table-cell office:value-type="float" office:value="431" calcext:value-type="float">
            <text:p>431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2"/>
          <table:table-cell office:value-type="string" calcext:value-type="string">
            <text:p>n_test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270" calcext:value-type="float">
            <text:p>270</text:p>
          </table:table-cell>
          <table:table-cell office:value-type="float" office:value="430" calcext:value-type="float">
            <text:p>430</text:p>
          </table:table-cell>
          <table:table-cell office:value-type="float" office:value="99" calcext:value-type="float">
            <text:p>9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2"/>
          <table:table-cell office:value-type="string" calcext:value-type="string">
            <text:p>n_classes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2"/>
          <table:table-cell office:value-type="string" calcext:value-type="string">
            <text:p>min_length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2"/>
          <table:table-cell office:value-type="string" calcext:value-type="string">
            <text:p>max_length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310" calcext:value-type="float">
            <text:p>310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2"/>
          <table:table-cell office:value-type="string" calcext:value-type="string">
            <text:p>avg_length</text:p>
          </table:table-cell>
          <table:table-cell office:value-type="float" office:value="39.95" calcext:value-type="float">
            <text:p>39,95</text:p>
          </table:table-cell>
          <table:table-cell office:value-type="float" office:value="38.54" calcext:value-type="float">
            <text:p>38,54</text:p>
          </table:table-cell>
          <table:table-cell office:value-type="float" office:value="41.26" calcext:value-type="float">
            <text:p>41,26</text:p>
          </table:table-cell>
          <table:table-cell office:value-type="float" office:value="18.68" calcext:value-type="float">
            <text:p>18,68</text:p>
          </table:table-cell>
          <table:table-cell office:value-type="float" office:value="117.83" calcext:value-type="float">
            <text:p>117,83</text:p>
          </table:table-cell>
          <table:table-cell office:value-type="float" office:value="67.71" calcext:value-type="float">
            <text:p>67,71</text:p>
          </table:table-cell>
          <table:table-cell office:value-type="float" office:value="29.47" calcext:value-type="float">
            <text:p>29,47</text:p>
          </table:table-cell>
          <table:table-cell office:value-type="float" office:value="224.49" calcext:value-type="float">
            <text:p>224,49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11"/>
        </table:table-row>
      </table:table>
      <table:table table:name="Arkusz2" table:style-name="ta1">
        <table:shapes>
          <draw:frame draw:z-index="0" draw:style-name="gr1" draw:text-style-name="P1" svg:width="15.997cm" svg:height="9.004cm" svg:x="7.131cm" svg:y="4.383cm">
            <draw:object draw:notify-on-update-of-ranges="Arkusz2.B8:Arkusz2.B18 Arkusz2.C8:Arkusz2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6.883cm" svg:y="13.254cm">
            <draw:object draw:notify-on-update-of-ranges="Arkusz2.B36:Arkusz2.B44 Arkusz2.C35:Arkusz2.C35 Arkusz2.C36:Arkusz2.C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6.884cm" svg:y="21.78cm">
            <draw:object draw:notify-on-update-of-ranges="Arkusz2.B48:Arkusz2.B58 Arkusz2.C47:Arkusz2.C47 Arkusz2.C48:Arkusz2.C5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6.8cm" svg:y="30.705cm">
            <draw:object draw:notify-on-update-of-ranges="Arkusz2.B62:Arkusz2.B76 Arkusz2.C61:Arkusz2.C61 Arkusz2.C62:Arkusz2.C7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32.161cm" svg:y="2.099cm">
            <draw:object draw:notify-on-update-of-ranges="Arkusz2.M6:Arkusz2.M15 Arkusz2.N6:Arkusz2.N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5cm" svg:x="32.297cm" svg:y="10.996cm">
            <draw:object draw:notify-on-update-of-ranges="Arkusz2.M19:Arkusz2.M26 Arkusz2.N19:Arkusz2.N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32.489cm" svg:y="20.107cm">
            <draw:object draw:notify-on-update-of-ranges="Arkusz2.M29:Arkusz2.M38 Arkusz2.N29:Arkusz2.N3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8cm" svg:height="9.005cm" svg:x="32.737cm" svg:y="37.717cm">
            <draw:object draw:notify-on-update-of-ranges="Arkusz2.M54:Arkusz2.M63 Arkusz2.N54:Arkusz2.N6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9" draw:style-name="gr1" draw:text-style-name="P1" svg:width="15.997cm" svg:height="9.004cm" svg:x="32.793cm" svg:y="46.803cm">
            <draw:object draw:notify-on-update-of-ranges="Arkusz2.M67:Arkusz2.M80 Arkusz2.N67:Arkusz2.N8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1" draw:style-name="gr1" draw:text-style-name="P1" svg:width="15.997cm" svg:height="9.005cm" svg:x="58.922cm" svg:y="0.611cm">
            <draw:object draw:notify-on-update-of-ranges="Arkusz2.Y5:Arkusz2.Y19 Arkusz2.Z4:Arkusz2.Z4 Arkusz2.Z5:Arkusz2.Z1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2" table:number-columns-repeated="26" table:default-cell-style-name="Default"/>
        <table:table-row table:style-name="ro1">
          <table:table-cell office:value-type="string" calcext:value-type="string">
            <text:p>LDML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iplet = 20</text:p>
          </table:table-cell>
          <table:table-cell office:value-type="string" calcext:value-type="string">
            <text:p>Cycle = 15</text:p>
          </table:table-cell>
          <table:table-cell office:value-type="string" calcext:value-type="string">
            <text:p><text:s/>Alpha = 5</text:p>
          </table:table-cell>
          <table:table-cell office:value-type="string" calcext:value-type="string">
            <text:p>K = 1</text:p>
          </table:table-cell>
          <table:table-cell table:number-columns-repeated="8"/>
          <table:table-cell office:value-type="string" calcext:value-type="string">
            <text:p>DE</text:p>
          </table:table-cell>
          <table:table-cell table:number-columns-repeated="11"/>
          <table:table-cell office:value-type="string" calcext:value-type="string">
            <text:p>KNN DTW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 = 3</text:p>
          </table:table-cell>
          <table:table-cell office:value-type="string" calcext:value-type="string">
            <text:p>DE dim = 2</text:p>
          </table:table-cell>
          <table:table-cell office:value-type="string" calcext:value-type="string">
            <text:p>DE slid = 2</text:p>
          </table:table-cell>
          <table:table-cell office:value-type="string" calcext:value-type="string">
            <text:p>Alpha = 2</text:p>
          </table:table-cell>
          <table:table-cell office:value-type="string" calcext:value-type="string">
            <text:p>Beta = 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riplet factor</text:p>
          </table:table-cell>
          <table:table-cell table:number-columns-repeated="22"/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DE step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0.736" calcext:value-type="float">
            <text:p>0,736</text:p>
          </table:table-cell>
        </table:table-row>
        <table:table-row table:style-name="ro1"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,726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774" calcext:value-type="float">
            <text:p>0,77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755" calcext:value-type="float">
            <text:p>0,75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45" calcext:value-type="float">
            <text:p>0,7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87" calcext:value-type="float">
            <text:p>0,887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4" calcext:value-type="float">
            <text:p>0,84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55" calcext:value-type="float">
            <text:p>0,755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45" calcext:value-type="float">
            <text:p>0,745</text:p>
          </table:table-cell>
          <table:table-cell table:number-columns-repeated="21"/>
          <table:table-cell office:value-type="float" office:value="13" calcext:value-type="float">
            <text:p>13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45" calcext:value-type="float">
            <text:p>0,745</text:p>
          </table:table-cell>
          <table:table-cell table:number-columns-repeated="9"/>
          <table:table-cell office:value-type="string" calcext:value-type="string">
            <text:p>DE dim</text:p>
          </table:table-cell>
          <table:table-cell table:number-columns-repeated="11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02" calcext:value-type="float">
            <text:p>0,802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68" calcext:value-type="float">
            <text:p>0,868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0.774" calcext:value-type="float">
            <text:p>0,774</text:p>
          </table:table-cell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726" calcext:value-type="float">
            <text:p>0,72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0.462" calcext:value-type="float">
            <text:p>0,462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DE slid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0.84" calcext:value-type="float">
            <text:p>0,8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lpha factor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745" calcext:value-type="float">
            <text:p>0,7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74" calcext:value-type="float">
            <text:p>0,77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764" calcext:value-type="float">
            <text:p>0,76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string" calcext:value-type="string">
            <text:p>Alph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5" calcext:value-type="float">
            <text:p>5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ycles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783" calcext:value-type="float">
            <text:p>0,783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96" calcext:value-type="float">
            <text:p>0,89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792" calcext:value-type="float">
            <text:p>0,79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792" calcext:value-type="float">
            <text:p>0,792</text:p>
          </table:table-cell>
          <table:table-cell table:number-columns-repeated="9"/>
          <table:table-cell office:value-type="string" calcext:value-type="string">
            <text:p>Bet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774" calcext:value-type="float">
            <text:p>0,77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0.915" calcext:value-type="float">
            <text:p>0,91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7" calcext:value-type="float">
            <text:p>7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764" calcext:value-type="float">
            <text:p>0,76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802" calcext:value-type="float">
            <text:p>0,80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83" calcext:value-type="float">
            <text:p>0,83</text:p>
          </table:table-cell>
          <table:table-cell table:number-columns-repeated="11"/>
          <table:table-cell>
            <draw:frame draw:z-index="8" draw:style-name="gr1" draw:text-style-name="P1" svg:width="15.998cm" svg:height="9.005cm" svg:x="0.771cm" svg:y="0.241cm">
              <draw:object draw:notify-on-update-of-ranges="Arkusz2.M42:Arkusz2.M51 Arkusz2.N42:Arkusz2.N5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string" calcext:value-type="string">
            <text:p>Grid size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821" calcext:value-type="float">
            <text:p>0,82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849" calcext:value-type="float">
            <text:p>0,849</text:p>
          </table:table-cell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83" calcext:value-type="float">
            <text:p>0,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3" office:value-type="float" office:value="0.858" calcext:value-type="float">
            <text:p>0,858</text:p>
          </table:table-cell>
          <table:table-cell table:number-columns-repeated="9"/>
          <table:table-cell table:style-name="ce1" office:value-type="float" office:value="0.1" calcext:value-type="float">
            <text:p>0,1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87" calcext:value-type="float">
            <text:p>0,887</text:p>
          </table:table-cell>
          <table:table-cell table:number-columns-repeated="9"/>
          <table:table-cell office:value-type="float" office:value="0.2" calcext:value-type="float">
            <text:p>0,2</text:p>
          </table:table-cell>
          <table:table-cell office:value-type="float" office:value="0.868" calcext:value-type="float">
            <text:p>0,8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868" calcext:value-type="float">
            <text:p>0,868</text:p>
          </table:table-cell>
          <table:table-cell table:number-columns-repeated="9"/>
          <table:table-cell office:value-type="float" office:value="0.3" calcext:value-type="float">
            <text:p>0,3</text:p>
          </table:table-cell>
          <table:table-cell office:value-type="float" office:value="0.792" calcext:value-type="float">
            <text:p>0,7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4" calcext:value-type="float">
            <text:p>0,4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84" calcext:value-type="float">
            <text:p>0,84</text:p>
          </table:table-cell>
          <table:table-cell table:number-columns-repeated="9"/>
          <table:table-cell office:value-type="float" office:value="0.5" calcext:value-type="float">
            <text:p>0,5</text:p>
          </table:table-cell>
          <table:table-cell office:value-type="float" office:value="0.811" calcext:value-type="float">
            <text:p>0,8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877" calcext:value-type="float">
            <text:p>0,877</text:p>
          </table:table-cell>
          <table:table-cell table:number-columns-repeated="9"/>
          <table:table-cell office:value-type="float" office:value="0.6" calcext:value-type="float">
            <text:p>0,6</text:p>
          </table:table-cell>
          <table:table-cell office:value-type="float" office:value="0.689" calcext:value-type="float">
            <text:p>0,6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858" calcext:value-type="float">
            <text:p>0,858</text:p>
          </table:table-cell>
          <table:table-cell table:number-columns-repeated="9"/>
          <table:table-cell office:value-type="float" office:value="0.7" calcext:value-type="float">
            <text:p>0,7</text:p>
          </table:table-cell>
          <table:table-cell office:value-type="float" office:value="0.594" calcext:value-type="float">
            <text:p>0,594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717" calcext:value-type="float">
            <text:p>0,71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36" calcext:value-type="float">
            <text:p>0,736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2"/>
          <table:table-cell office:value-type="string" calcext:value-type="string">
            <text:p>Filter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  <table:table-cell office:value-type="float" office:value="0.887" calcext:value-type="float">
            <text:p>0,88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1" calcext:value-type="float">
            <text:p>0,1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2" calcext:value-type="float">
            <text:p>0,2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3" calcext:value-type="float">
            <text:p>0,3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4" calcext:value-type="float">
            <text:p>0,4</text:p>
          </table:table-cell>
          <table:table-cell office:value-type="float" office:value="0.906" calcext:value-type="float">
            <text:p>0,906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style-name="ce1" office:value-type="float" office:value="0.5" calcext:value-type="float">
            <text:p>0,5</text:p>
          </table:table-cell>
          <table:table-cell table:style-name="ce1" office:value-type="float" office:value="0.925" calcext:value-type="float">
            <text:p>0,925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office:value-type="float" office:value="0.877" calcext:value-type="float">
            <text:p>0,877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7" calcext:value-type="float">
            <text:p>0,7</text:p>
          </table:table-cell>
          <table:table-cell office:value-type="float" office:value="0.849" calcext:value-type="float">
            <text:p>0,849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8" calcext:value-type="float">
            <text:p>0,8</text:p>
          </table:table-cell>
          <table:table-cell office:value-type="float" office:value="0.821" calcext:value-type="float">
            <text:p>0,821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0.9" calcext:value-type="float">
            <text:p>0,9</text:p>
          </table:table-cell>
          <table:table-cell office:value-type="float" office:value="0.708" calcext:value-type="float">
            <text:p>0,708</text:p>
          </table:table-cell>
          <table:table-cell table:number-columns-repeated="12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0.113" calcext:value-type="float">
            <text:p>0,113</text:p>
          </table:table-cell>
          <table:table-cell table:number-columns-repeated="12"/>
        </table:table-row>
        <table:table-row table:style-name="ro1" table:number-rows-repeated="31">
          <table:table-cell table:number-columns-repeated="26"/>
        </table:table-row>
        <table:table-row table:style-name="ro1">
          <table:table-cell table:number-columns-repeated="14"/>
          <table:table-cell>
            <draw:frame draw:z-index="10" draw:style-name="gr1" draw:text-style-name="P1" svg:width="15.997cm" svg:height="9.004cm" svg:x="1.321cm" svg:y="0.426cm">
              <draw:object draw:notify-on-update-of-ranges="Arkusz2.M82:Arkusz2.M92 Arkusz2.N82:Arkusz2.N92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</table:table>
      <table:table table:name="Arkusz3" table:style-name="ta1">
        <table:shapes>
          <draw:frame draw:z-index="0" draw:style-name="gr1" draw:text-style-name="P1" svg:width="26.429cm" svg:height="14.875cm" svg:x="12.583cm" svg:y="14.822cm">
            <draw:object draw:notify-on-update-of-ranges="Arkusz3.H27:Arkusz3.O27 Arkusz3.G28:Arkusz3.G28 Arkusz3.H28:Arkusz3.O28 Arkusz3.G29:Arkusz3.G29 Arkusz3.H29:Arkusz3.O29 Arkusz3.G30:Arkusz3.G30 Arkusz3.H30:Arkusz3.O30 Arkusz3.G30:Arkusz3.G30 Arkusz3.G31:Arkusz3.G31 Arkusz3.H31:Arkusz3.O31 Arkusz3.G31:Arkusz3.G31 Arkusz3.G32:Arkusz3.G32 Arkusz3.H32:Arkusz3.O32 Arkusz3.G32:Arkusz3.G3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1" draw:text-style-name="P1" svg:width="16.739cm" svg:height="9.423cm" svg:x="16.301cm" svg:y="50.92cm">
            <draw:object draw:notify-on-update-of-ranges="Arkusz3.B121:Arkusz3.D121 Arkusz3.A122:Arkusz3.A122 Arkusz3.B122:Arkusz3.D122 Arkusz3.A123:Arkusz3.A123 Arkusz3.B123:Arkusz3.D123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table:shapes>
        <table:table-column table:style-name="co2" table:number-columns-repeated="21" table:default-cell-style-name="Default"/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3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2"/>
          <table:table-cell office:value-type="string" calcext:value-type="string">
            <text:p>LDMLT PY+</text:p>
          </table:table-cell>
          <table:table-cell office:value-type="float" office:value="0.8962" calcext:value-type="float">
            <text:p>0,8962</text:p>
          </table:table-cell>
          <table:table-cell office:value-type="float" office:value="0.8319" calcext:value-type="float">
            <text:p>0,8319</text:p>
          </table:table-cell>
          <table:table-cell office:value-type="float" office:value="0.9018" calcext:value-type="float">
            <text:p>0,9018</text:p>
          </table:table-cell>
          <table:table-cell office:value-type="float" office:value="0.783" calcext:value-type="float">
            <text:p>0,783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8977" calcext:value-type="float">
            <text:p>0,8977</text:p>
          </table:table-cell>
          <table:table-cell office:value-type="float" office:value="0.8889" calcext:value-type="float">
            <text:p>0,8889</text:p>
          </table:table-cell>
          <table:table-cell office:value-type="float" office:value="0.6708" calcext:value-type="float">
            <text:p>0,67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2"/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0.6903" calcext:value-type="float">
            <text:p>0,6903</text:p>
          </table:table-cell>
          <table:table-cell office:value-type="float" office:value="0.8393" calcext:value-type="float">
            <text:p>0,8393</text:p>
          </table:table-cell>
          <table:table-cell office:value-type="float" office:value="0.6792" calcext:value-type="float">
            <text:p>0,6792</text:p>
          </table:table-cell>
          <table:table-cell office:value-type="float" office:value="0.9444" calcext:value-type="float">
            <text:p>0,9444</text:p>
          </table:table-cell>
          <table:table-cell office:value-type="float" office:value="0.8047" calcext:value-type="float">
            <text:p>0,8047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5333" calcext:value-type="float">
            <text:p>0,5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2"/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0.6814" calcext:value-type="float">
            <text:p>0,6814</text:p>
          </table:table-cell>
          <table:table-cell office:value-type="float" office:value="0.8571" calcext:value-type="float">
            <text:p>0,8571</text:p>
          </table:table-cell>
          <table:table-cell office:value-type="float" office:value="0.7075" calcext:value-type="float">
            <text:p>0,7075</text:p>
          </table:table-cell>
          <table:table-cell office:value-type="float" office:value="0.9481" calcext:value-type="float">
            <text:p>0,9481</text:p>
          </table:table-cell>
          <table:table-cell office:value-type="float" office:value="0.814" calcext:value-type="float">
            <text:p>0,814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5542" calcext:value-type="float">
            <text:p>0,5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2"/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823" calcext:value-type="float">
            <text:p>0,823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9" calcext:value-type="float">
            <text:p>0,9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7208" calcext:value-type="float">
            <text:p>0,7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2"/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7125" calcext:value-type="float">
            <text:p>0,7125</text:p>
          </table:table-cell>
          <table:table-cell table:number-columns-repeated="6"/>
        </table:table-row>
        <table:table-row table:style-name="ro1">
          <table:table-cell table:number-columns-repeated="20"/>
          <table:table-cell>
            <draw:frame draw:z-index="3" draw:style-name="gr1" draw:text-style-name="P1" svg:width="26.429cm" svg:height="14.875cm" svg:x="1.405cm" svg:y="0.186cm">
              <draw:object draw:notify-on-update-of-ranges="Arkusz3.H27:Arkusz3.O27 Arkusz3.G32:Arkusz3.G32 Arkusz3.H32:Arkusz3.O32 Arkusz3.G32:Arkusz3.G32 Arkusz3.G31:Arkusz3.G31 Arkusz3.H31:Arkusz3.O31 Arkusz3.G31:Arkusz3.G31 Arkusz3.G30:Arkusz3.G30 Arkusz3.H30:Arkusz3.O30 Arkusz3.G30:Arkusz3.G30 Arkusz3.G29:Arkusz3.G29 Arkusz3.H29:Arkusz3.O29" xlink:href="./Object 48" xlink:type="simple" xlink:show="embed" xlink:actuate="onLoad">
                <loext:p/>
              </draw:object>
              <draw:image xlink:href="./ObjectReplacements/Object 48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2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/>
          <table:table-cell office:value-type="string" calcext:value-type="string">
            <text:p>LDMLT+</text:p>
          </table:table-cell>
          <table:table-cell office:value-type="float" office:value="0.8962" calcext:value-type="float">
            <text:p>0,8962</text:p>
          </table:table-cell>
          <table:table-cell office:value-type="float" office:value="0.8319" calcext:value-type="float">
            <text:p>0,8319</text:p>
          </table:table-cell>
          <table:table-cell office:value-type="float" office:value="0.9018" calcext:value-type="float">
            <text:p>0,9018</text:p>
          </table:table-cell>
          <table:table-cell office:value-type="float" office:value="0.783" calcext:value-type="float">
            <text:p>0,783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8977" calcext:value-type="float">
            <text:p>0,8977</text:p>
          </table:table-cell>
          <table:table-cell office:value-type="float" office:value="0.8889" calcext:value-type="float">
            <text:p>0,8889</text:p>
          </table:table-cell>
          <table:table-cell office:value-type="float" office:value="0.6708" calcext:value-type="float">
            <text:p>0,67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823" calcext:value-type="float">
            <text:p>0,823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9" calcext:value-type="float">
            <text:p>0,9</text:p>
          </table:table-cell>
          <table:table-cell office:value-type="float" office:value="0.8884" calcext:value-type="float">
            <text:p>0,8884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7208" calcext:value-type="float">
            <text:p>0,720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/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.6903" calcext:value-type="float">
            <text:p>0,6903</text:p>
          </table:table-cell>
          <table:table-cell office:value-type="float" office:value="0.7411" calcext:value-type="float">
            <text:p>0,7411</text:p>
          </table:table-cell>
          <table:table-cell office:value-type="float" office:value="0.6509" calcext:value-type="float">
            <text:p>0,6509</text:p>
          </table:table-cell>
          <table:table-cell office:value-type="float" office:value="0.9111" calcext:value-type="float">
            <text:p>0,9111</text:p>
          </table:table-cell>
          <table:table-cell office:value-type="float" office:value="0.7721" calcext:value-type="float">
            <text:p>0,7721</text:p>
          </table:table-cell>
          <table:table-cell office:value-type="float" office:value="0.5556" calcext:value-type="float">
            <text:p>0,5556</text:p>
          </table:table-cell>
          <table:table-cell office:value-type="float" office:value="0.5292" calcext:value-type="float">
            <text:p>0,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/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0.6814" calcext:value-type="float">
            <text:p>0,6814</text:p>
          </table:table-cell>
          <table:table-cell office:value-type="float" office:value="0.8214" calcext:value-type="float">
            <text:p>0,8214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7222" calcext:value-type="float">
            <text:p>0,7222</text:p>
          </table:table-cell>
          <table:table-cell office:value-type="float" office:value="0.0907" calcext:value-type="float">
            <text:p>0,0907</text:p>
          </table:table-cell>
          <table:table-cell office:value-type="float" office:value="0.899" calcext:value-type="float">
            <text:p>0,899</text:p>
          </table:table-cell>
          <table:table-cell office:value-type="float" office:value="0.6125" calcext:value-type="float">
            <text:p>0,61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0.7611" calcext:value-type="float">
            <text:p>0,7611</text:p>
          </table:table-cell>
          <table:table-cell office:value-type="float" office:value="0.7857" calcext:value-type="float">
            <text:p>0,7857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5259" calcext:value-type="float">
            <text:p>0,5259</text:p>
          </table:table-cell>
          <table:table-cell office:value-type="float" office:value="0.0884" calcext:value-type="float">
            <text:p>0,0884</text:p>
          </table:table-cell>
          <table:table-cell office:value-type="float" office:value="0.7475" calcext:value-type="float">
            <text:p>0,7475</text:p>
          </table:table-cell>
          <table:table-cell office:value-type="float" office:value="0.6792" calcext:value-type="float">
            <text:p>0,67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3"/>
          <table:table-cell>
            <draw:frame draw:z-index="1" draw:style-name="gr1" draw:text-style-name="P1" svg:width="26.429cm" svg:height="14.875cm" svg:x="2.231cm" svg:y="0.292cm">
              <draw:object draw:notify-on-update-of-ranges="Arkusz3.G72:Arkusz3.N72 Arkusz3.F73:Arkusz3.F73 Arkusz3.G73:Arkusz3.N73 Arkusz3.F74:Arkusz3.F74 Arkusz3.G74:Arkusz3.N74 Arkusz3.G31:Arkusz3.G31 Arkusz3.F75:Arkusz3.F75 Arkusz3.G75:Arkusz3.N75 Arkusz3.G32:Arkusz3.G32 Arkusz3.F76:Arkusz3.F76 Arkusz3.G76:Arkusz3.N76 Arkusz3.G30:Arkusz3.G30 Arkusz3.F77:Arkusz3.F77 Arkusz3.G77:Arkusz3.N7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17"/>
        </table:table-row>
        <table:table-row table:style-name="ro1" table:number-rows-repeated="33">
          <table:table-cell table:number-columns-repeated="21"/>
        </table:table-row>
        <table:table-row table:style-name="ro1">
          <table:table-cell/>
          <table:table-cell office:value-type="string" calcext:value-type="string">
            <text:p>KARD</text:p>
          </table:table-cell>
          <table:table-cell office:value-type="string" calcext:value-type="string">
            <text:p>SYSU</text:p>
          </table:table-cell>
          <table:table-cell office:value-type="string" calcext:value-type="string">
            <text:p>UTD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ython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6708" calcext:value-type="float">
            <text:p>0,6708</text:p>
          </table:table-cell>
          <table:table-cell office:value-type="float" office:value="0.8977" calcext:value-type="float">
            <text:p>0,89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tlab+Python</text:p>
          </table:table-cell>
          <table:table-cell office:value-type="float" office:value="0.9815" calcext:value-type="float">
            <text:p>0,9815</text:p>
          </table:table-cell>
          <table:table-cell office:value-type="float" office:value="0.675" calcext:value-type="float">
            <text:p>0,675</text:p>
          </table:table-cell>
          <table:table-cell office:value-type="float" office:value="0.8953" calcext:value-type="float">
            <text:p>0,8953</text:p>
          </table:table-cell>
          <table:table-cell table:number-columns-repeated="17"/>
        </table:table-row>
      </table:table>
      <table:table table:name="Arkusz4" table:style-name="ta1">
        <table:shapes>
          <draw:frame draw:z-index="0" draw:style-name="gr1" draw:text-style-name="P1" svg:width="15.997cm" svg:height="9.005cm" svg:x="13.106cm" svg:y="1.062cm">
            <draw:object draw:notify-on-update-of-ranges="Arkusz4.A3:Arkusz4.A21 Arkusz4.C3:Arkusz4.C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2" table:number-columns-repeated="41" table:default-cell-style-name="Default"/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 table:number-columns-repeated="8"/>
          <table:table-cell>
            <draw:frame draw:z-index="1" draw:style-name="gr1" draw:text-style-name="P1" svg:width="15.997cm" svg:height="9.005cm" svg:x="2.231cm" svg:y="0.161cm">
              <draw:object draw:notify-on-update-of-ranges="Arkusz4.A3:Arkusz4.A21 Arkusz4.D3:Arkusz4.D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10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  <table:table-cell table:number-columns-repeated="2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7642" calcext:value-type="float">
            <text:p>0,7642</text:p>
          </table:table-cell>
          <table:table-cell office:value-type="float" office:value="173.81" calcext:value-type="float">
            <text:p>173,81</text:p>
          </table:table-cell>
          <table:table-cell office:value-type="float" office:value="0.221" calcext:value-type="float">
            <text:p>0,221</text:p>
          </table:table-cell>
          <table:table-cell table:number-columns-repeated="18"/>
          <table:table-cell office:value-type="string" calcext:value-type="string">
            <text:p>LDMLT PY+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38.693" calcext:value-type="float">
            <text:p>38,693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61.902" calcext:value-type="float">
            <text:p>61,902</text:p>
          </table:table-cell>
          <table:table-cell office:value-type="float" office:value="15111.702" calcext:value-type="float">
            <text:p>15111,702</text:p>
          </table:table-cell>
          <table:table-cell/>
          <table:table-cell office:value-type="string" calcext:value-type="string">
            <text:p>LDMLT PY</text:p>
          </table:table-cell>
          <table:table-cell office:value-type="float" office:value="173.81" calcext:value-type="float">
            <text:p>173,81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58.742" calcext:value-type="float">
            <text:p>58,742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17408.395" calcext:value-type="float">
            <text:p>17408,395</text:p>
          </table:table-cell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736" calcext:value-type="float">
            <text:p>0,7736</text:p>
          </table:table-cell>
          <table:table-cell office:value-type="float" office:value="18.55" calcext:value-type="float">
            <text:p>18,55</text:p>
          </table:table-cell>
          <table:table-cell office:value-type="float" office:value="0.024" calcext:value-type="float">
            <text:p>0,024</text:p>
          </table:table-cell>
          <table:table-cell table:number-columns-repeated="18"/>
          <table:table-cell office:value-type="string" calcext:value-type="string">
            <text:p>LDMLT PY</text:p>
          </table:table-cell>
          <table:table-cell office:value-type="float" office:value="173.81" calcext:value-type="float">
            <text:p>173,81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58.742" calcext:value-type="float">
            <text:p>58,742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17408.395" calcext:value-type="float">
            <text:p>17408,395</text:p>
          </table:table-cell>
          <table:table-cell/>
          <table:table-cell office:value-type="string" calcext:value-type="string">
            <text:p>LDMLT PY+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38.693" calcext:value-type="float">
            <text:p>38,693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61.902" calcext:value-type="float">
            <text:p>61,902</text:p>
          </table:table-cell>
          <table:table-cell office:value-type="float" office:value="15111.702" calcext:value-type="float">
            <text:p>15111,702</text:p>
          </table:table-cell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18"/>
          <table:table-cell office:value-type="string" calcext:value-type="string">
            <text:p>LDMLT M</text:p>
          </table:table-cell>
          <table:table-cell office:value-type="float" office:value="18.55" calcext:value-type="float">
            <text:p>18,55</text:p>
          </table:table-cell>
          <table:table-cell office:value-type="float" office:value="17.682" calcext:value-type="float">
            <text:p>17,682</text:p>
          </table:table-cell>
          <table:table-cell office:value-type="float" office:value="16.273" calcext:value-type="float">
            <text:p>16,273</text:p>
          </table:table-cell>
          <table:table-cell office:value-type="float" office:value="10.497" calcext:value-type="float">
            <text:p>10,497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9.434" calcext:value-type="float">
            <text:p>9,434</text:p>
          </table:table-cell>
          <table:table-cell office:value-type="float" office:value="305.524" calcext:value-type="float">
            <text:p>305,524</text:p>
          </table:table-cell>
          <table:table-cell/>
          <table:table-cell office:value-type="string" calcext:value-type="string">
            <text:p>LDMLT M</text:p>
          </table:table-cell>
          <table:table-cell office:value-type="float" office:value="18.55" calcext:value-type="float">
            <text:p>18,55</text:p>
          </table:table-cell>
          <table:table-cell office:value-type="float" office:value="17.682" calcext:value-type="float">
            <text:p>17,682</text:p>
          </table:table-cell>
          <table:table-cell office:value-type="float" office:value="16.273" calcext:value-type="float">
            <text:p>16,273</text:p>
          </table:table-cell>
          <table:table-cell office:value-type="float" office:value="10.497" calcext:value-type="float">
            <text:p>10,497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9.434" calcext:value-type="float">
            <text:p>9,434</text:p>
          </table:table-cell>
          <table:table-cell office:value-type="float" office:value="305.524" calcext:value-type="float">
            <text:p>305,524</text:p>
          </table:table-cell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072" calcext:value-type="float">
            <text:p>0,072</text:p>
          </table:table-cell>
          <table:table-cell office:value-type="float" office:value="0.007" calcext:value-type="float">
            <text:p>0,007</text:p>
          </table:table-cell>
          <table:table-cell table:number-columns-repeated="18"/>
          <table:table-cell office:value-type="string" calcext:value-type="string">
            <text:p>DE PY</text:p>
          </table:table-cell>
          <table:table-cell office:value-type="float" office:value="0.343" calcext:value-type="float">
            <text:p>0,343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float" office:value="0.157" calcext:value-type="float">
            <text:p>0,157</text:p>
          </table:table-cell>
          <table:table-cell office:value-type="float" office:value="2.082" calcext:value-type="float">
            <text:p>2,082</text:p>
          </table:table-cell>
          <table:table-cell office:value-type="float" office:value="2.118" calcext:value-type="float">
            <text:p>2,118</text:p>
          </table:table-cell>
          <table:table-cell office:value-type="float" office:value="0.238" calcext:value-type="float">
            <text:p>0,238</text:p>
          </table:table-cell>
          <table:table-cell office:value-type="float" office:value="3.852" calcext:value-type="float">
            <text:p>3,8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8"/>
          <table:table-cell office:value-type="string" calcext:value-type="string">
            <text:p>DE M</text:p>
          </table:table-cell>
          <table:table-cell office:value-type="float" office:value="0.072" calcext:value-type="float">
            <text:p>0,07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4" calcext:value-type="float">
            <text:p>0,004</text:p>
          </table:table-cell>
          <table:table-cell office:value-type="float" office:value="0.38" calcext:value-type="float">
            <text:p>0,38</text:p>
          </table:table-cell>
          <table:table-cell office:value-type="float" office:value="0.398" calcext:value-type="float">
            <text:p>0,398</text:p>
          </table:table-cell>
          <table:table-cell office:value-type="float" office:value="0.085" calcext:value-type="float">
            <text:p>0,085</text:p>
          </table:table-cell>
          <table:table-cell office:value-type="float" office:value="0.714" calcext:value-type="float">
            <text:p>0,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37"/>
        </table:table-row>
        <table:table-row table:style-name="ro1">
          <table:table-cell table:number-columns-repeated="33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31"/>
          <table:table-cell office:value-type="string" calcext:value-type="string">
            <text:p>LDMLT PY</text:p>
          </table:table-cell>
          <table:table-cell office:value-type="float" office:value="0.221" calcext:value-type="float">
            <text:p>0,22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22" calcext:value-type="float">
            <text:p>0,222</text:p>
          </table:table-cell>
          <table:table-cell office:value-type="float" office:value="0.064" calcext:value-type="float">
            <text:p>0,064</text:p>
          </table:table-cell>
          <table:table-cell office:value-type="float" office:value="3.906" calcext:value-type="float">
            <text:p>3,906</text:p>
          </table:table-cell>
          <table:table-cell office:value-type="float" office:value="2.003" calcext:value-type="float">
            <text:p>2,003</text:p>
          </table:table-cell>
          <table:table-cell office:value-type="float" office:value="0.115" calcext:value-type="float">
            <text:p>0,115</text:p>
          </table:table-cell>
          <table:table-cell office:value-type="float" office:value="15.574" calcext:value-type="float">
            <text:p>15,574</text:p>
          </table:table-cell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8"/>
          <table:table-cell office:value-type="string" calcext:value-type="string">
            <text:p>LDMLT PY+</text:p>
          </table:table-cell>
          <table:table-cell office:value-type="float" office:value="0.161" calcext:value-type="float">
            <text:p>0,161</text:p>
          </table:table-cell>
          <table:table-cell office:value-type="float" office:value="0.158" calcext:value-type="float">
            <text:p>0,158</text:p>
          </table:table-cell>
          <table:table-cell office:value-type="float" office:value="0.173" calcext:value-type="float">
            <text:p>0,173</text:p>
          </table:table-cell>
          <table:table-cell office:value-type="float" office:value="0.035" calcext:value-type="float">
            <text:p>0,035</text:p>
          </table:table-cell>
          <table:table-cell office:value-type="float" office:value="3.548" calcext:value-type="float">
            <text:p>3,548</text:p>
          </table:table-cell>
          <table:table-cell office:value-type="float" office:value="1.751" calcext:value-type="float">
            <text:p>1,751</text:p>
          </table:table-cell>
          <table:table-cell office:value-type="float" office:value="0.08" calcext:value-type="float">
            <text:p>0,08</text:p>
          </table:table-cell>
          <table:table-cell office:value-type="float" office:value="14.863" calcext:value-type="float">
            <text:p>14,863</text:p>
          </table:table-cell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28"/>
          <table:table-cell office:value-type="string" calcext:value-type="string">
            <text:p>LDMLT M</text:p>
          </table:table-cell>
          <table:table-cell office:value-type="float" office:value="0.024" calcext:value-type="float">
            <text:p>0,024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14" calcext:value-type="float">
            <text:p>0,014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3" calcext:value-type="float">
            <text:p>0,123</text:p>
          </table:table-cell>
          <table:table-cell office:value-type="float" office:value="0.017" calcext:value-type="float">
            <text:p>0,017</text:p>
          </table:table-cell>
          <table:table-cell office:value-type="float" office:value="0.274" calcext:value-type="float">
            <text:p>0,274</text:p>
          </table:table-cell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792" calcext:value-type="float">
            <text:p>0,6792</text:p>
          </table:table-cell>
          <table:table-cell office:value-type="float" office:value="58.742" calcext:value-type="float">
            <text:p>58,742</text:p>
          </table:table-cell>
          <table:table-cell office:value-type="float" office:value="0.064" calcext:value-type="float">
            <text:p>0,064</text:p>
          </table:table-cell>
          <table:table-cell table:number-columns-repeated="19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7075" calcext:value-type="float">
            <text:p>0,7075</text:p>
          </table:table-cell>
          <table:table-cell office:value-type="float" office:value="10.497" calcext:value-type="float">
            <text:p>10,497</text:p>
          </table:table-cell>
          <table:table-cell office:value-type="float" office:value="0.014" calcext:value-type="float">
            <text:p>0,014</text:p>
          </table:table-cell>
          <table:table-cell table:number-columns-repeated="18"/>
          <table:table-cell office:value-type="string" calcext:value-type="string">
            <text:p>LDMLT PY</text:p>
          </table:table-cell>
          <table:table-cell office:value-type="float" office:value="173.81" calcext:value-type="float">
            <text:p>173,81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58.742" calcext:value-type="float">
            <text:p>58,742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17408.395" calcext:value-type="float">
            <text:p>17408,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18"/>
          <table:table-cell office:value-type="string" calcext:value-type="string">
            <text:p>LDMLT M</text:p>
          </table:table-cell>
          <table:table-cell office:value-type="float" office:value="18.55" calcext:value-type="float">
            <text:p>18,55</text:p>
          </table:table-cell>
          <table:table-cell office:value-type="float" office:value="17.682" calcext:value-type="float">
            <text:p>17,682</text:p>
          </table:table-cell>
          <table:table-cell office:value-type="float" office:value="16.273" calcext:value-type="float">
            <text:p>16,273</text:p>
          </table:table-cell>
          <table:table-cell office:value-type="float" office:value="10.497" calcext:value-type="float">
            <text:p>10,497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9.434" calcext:value-type="float">
            <text:p>9,434</text:p>
          </table:table-cell>
          <table:table-cell office:value-type="float" office:value="305.524" calcext:value-type="float">
            <text:p>305,5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547" calcext:value-type="float">
            <text:p>0,7547</text:p>
          </table:table-cell>
          <table:table-cell office:value-type="float" office:value="0.004" calcext:value-type="float">
            <text:p>0,004</text:p>
          </table:table-cell>
          <table:table-cell office:value-type="float" office:value="0.002" calcext:value-type="float">
            <text:p>0,002</text:p>
          </table:table-cell>
          <table:table-cell table:number-columns-repeated="18"/>
          <table:table-cell office:value-type="string" calcext:value-type="string">
            <text:p>DE PY</text:p>
          </table:table-cell>
          <table:table-cell office:value-type="float" office:value="0.343" calcext:value-type="float">
            <text:p>0,343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float" office:value="0.157" calcext:value-type="float">
            <text:p>0,157</text:p>
          </table:table-cell>
          <table:table-cell office:value-type="float" office:value="2.082" calcext:value-type="float">
            <text:p>2,082</text:p>
          </table:table-cell>
          <table:table-cell office:value-type="float" office:value="2.118" calcext:value-type="float">
            <text:p>2,118</text:p>
          </table:table-cell>
          <table:table-cell office:value-type="float" office:value="0.238" calcext:value-type="float">
            <text:p>0,238</text:p>
          </table:table-cell>
          <table:table-cell office:value-type="float" office:value="3.852" calcext:value-type="float">
            <text:p>3,8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18"/>
          <table:table-cell office:value-type="string" calcext:value-type="string">
            <text:p>DE M</text:p>
          </table:table-cell>
          <table:table-cell office:value-type="float" office:value="0.072" calcext:value-type="float">
            <text:p>0,07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4" calcext:value-type="float">
            <text:p>0,004</text:p>
          </table:table-cell>
          <table:table-cell office:value-type="float" office:value="0.38" calcext:value-type="float">
            <text:p>0,38</text:p>
          </table:table-cell>
          <table:table-cell office:value-type="float" office:value="0.398" calcext:value-type="float">
            <text:p>0,398</text:p>
          </table:table-cell>
          <table:table-cell office:value-type="float" office:value="0.085" calcext:value-type="float">
            <text:p>0,085</text:p>
          </table:table-cell>
          <table:table-cell office:value-type="float" office:value="0.714" calcext:value-type="float">
            <text:p>0,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37"/>
        </table:table-row>
        <table:table-row table:style-name="ro1">
          <table:table-cell table:number-columns-repeated="12"/>
          <table:table-cell>
            <draw:frame draw:z-index="3" draw:style-name="gr1" draw:text-style-name="P1" svg:width="15.997cm" svg:height="9.005cm" svg:x="2.232cm" svg:y="0.293cm">
              <draw:object draw:notify-on-update-of-ranges="Arkusz4.A3:Arkusz4.A21 Arkusz4.D36:Arkusz4.D40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8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4"/>
          <table:table-cell>
            <draw:frame draw:z-index="2" draw:style-name="gr1" draw:text-style-name="P1" svg:width="15.997cm" svg:height="9.005cm" svg:x="1.982cm" svg:y="0.319cm">
              <draw:object draw:notify-on-update-of-ranges="Arkusz4.A3:Arkusz4.A21 Arkusz4.C36:Arkusz4.C40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9444" calcext:value-type="float">
            <text:p>0,9444</text:p>
          </table:table-cell>
          <table:table-cell office:value-type="float" office:value="5990.215" calcext:value-type="float">
            <text:p>5990,215</text:p>
          </table:table-cell>
          <table:table-cell office:value-type="float" office:value="3.906" calcext:value-type="float">
            <text:p>3,90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9481" calcext:value-type="float">
            <text:p>0,9481</text:p>
          </table:table-cell>
          <table:table-cell office:value-type="float" office:value="121.134" calcext:value-type="float">
            <text:p>121,134</text:p>
          </table:table-cell>
          <table:table-cell office:value-type="float" office:value="0.127" calcext:value-type="float">
            <text:p>0,12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26" calcext:value-type="float">
            <text:p>0,8926</text:p>
          </table:table-cell>
          <table:table-cell office:value-type="float" office:value="0.38" calcext:value-type="float">
            <text:p>0,38</text:p>
          </table:table-cell>
          <table:table-cell office:value-type="float" office:value="0.057" calcext:value-type="float">
            <text:p>0,057</text:p>
          </table:table-cell>
          <table:table-cell table:number-columns-repeated="19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18"/>
          <table:table-cell office:value-type="string" calcext:value-type="string">
            <text:p>LDMLT PY++</text:p>
          </table:table-cell>
          <table:table-cell office:value-type="float" office:value="0.161" calcext:value-type="float">
            <text:p>0,161</text:p>
          </table:table-cell>
          <table:table-cell office:value-type="float" office:value="0.158" calcext:value-type="float">
            <text:p>0,158</text:p>
          </table:table-cell>
          <table:table-cell office:value-type="float" office:value="0.173" calcext:value-type="float">
            <text:p>0,173</text:p>
          </table:table-cell>
          <table:table-cell office:value-type="float" office:value="0.035" calcext:value-type="float">
            <text:p>0,035</text:p>
          </table:table-cell>
          <table:table-cell office:value-type="float" office:value="3.548" calcext:value-type="float">
            <text:p>3,548</text:p>
          </table:table-cell>
          <table:table-cell office:value-type="float" office:value="1.751" calcext:value-type="float">
            <text:p>1,751</text:p>
          </table:table-cell>
          <table:table-cell office:value-type="float" office:value="0.08" calcext:value-type="float">
            <text:p>0,08</text:p>
          </table:table-cell>
          <table:table-cell office:value-type="float" office:value="14.863" calcext:value-type="float">
            <text:p>14,8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18"/>
          <table:table-cell office:value-type="string" calcext:value-type="string">
            <text:p>LDMLT PY</text:p>
          </table:table-cell>
          <table:table-cell office:value-type="float" office:value="0.221" calcext:value-type="float">
            <text:p>0,22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22" calcext:value-type="float">
            <text:p>0,222</text:p>
          </table:table-cell>
          <table:table-cell office:value-type="float" office:value="0.064" calcext:value-type="float">
            <text:p>0,064</text:p>
          </table:table-cell>
          <table:table-cell office:value-type="float" office:value="3.906" calcext:value-type="float">
            <text:p>3,906</text:p>
          </table:table-cell>
          <table:table-cell office:value-type="float" office:value="2.003" calcext:value-type="float">
            <text:p>2,003</text:p>
          </table:table-cell>
          <table:table-cell office:value-type="float" office:value="0.115" calcext:value-type="float">
            <text:p>0,115</text:p>
          </table:table-cell>
          <table:table-cell office:value-type="float" office:value="15.574" calcext:value-type="float">
            <text:p>15,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18"/>
          <table:table-cell office:value-type="string" calcext:value-type="string">
            <text:p>LDMLT M</text:p>
          </table:table-cell>
          <table:table-cell office:value-type="float" office:value="0.024" calcext:value-type="float">
            <text:p>0,024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14" calcext:value-type="float">
            <text:p>0,014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3" calcext:value-type="float">
            <text:p>0,123</text:p>
          </table:table-cell>
          <table:table-cell office:value-type="float" office:value="0.017" calcext:value-type="float">
            <text:p>0,017</text:p>
          </table:table-cell>
          <table:table-cell office:value-type="float" office:value="0.274" calcext:value-type="float">
            <text:p>0,274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string" calcext:value-type="string">
            <text:p>DE PY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3" calcext:value-type="float">
            <text:p>0,003</text:p>
          </table:table-cell>
          <table:table-cell office:value-type="float" office:value="0.162" calcext:value-type="float">
            <text:p>0,16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07" calcext:value-type="float">
            <text:p>0,007</text:p>
          </table:table-cell>
          <table:table-cell office:value-type="float" office:value="0.525" calcext:value-type="float">
            <text:p>0,5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21"/>
          <table:table-cell office:value-type="string" calcext:value-type="string">
            <text:p>DE M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7" calcext:value-type="float">
            <text:p>0,05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5" calcext:value-type="float">
            <text:p>0,005</text:p>
          </table:table-cell>
          <table:table-cell office:value-type="float" office:value="0.147" calcext:value-type="float">
            <text:p>0,14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6903" calcext:value-type="float">
            <text:p>0,6903</text:p>
          </table:table-cell>
          <table:table-cell office:value-type="float" office:value="187.627" calcext:value-type="float">
            <text:p>187,627</text:p>
          </table:table-cell>
          <table:table-cell office:value-type="float" office:value="0.208" calcext:value-type="float">
            <text:p>0,20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6814" calcext:value-type="float">
            <text:p>0,6814</text:p>
          </table:table-cell>
          <table:table-cell office:value-type="float" office:value="17.682" calcext:value-type="float">
            <text:p>17,682</text:p>
          </table:table-cell>
          <table:table-cell office:value-type="float" office:value="0.023" calcext:value-type="float">
            <text:p>0,02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142" calcext:value-type="float">
            <text:p>0,8142</text:p>
          </table:table-cell>
          <table:table-cell office:value-type="float" office:value="0.068" calcext:value-type="float">
            <text:p>0,068</text:p>
          </table:table-cell>
          <table:table-cell office:value-type="float" office:value="0.008" calcext:value-type="float">
            <text:p>0,008</text:p>
          </table:table-cell>
          <table:table-cell table:number-columns-repeated="19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18"/>
          <table:table-cell office:value-type="string" calcext:value-type="string">
            <text:p>LDMLT PY</text:p>
          </table:table-cell>
          <table:table-cell office:value-type="float" office:value="0.221" calcext:value-type="float">
            <text:p>0,221</text:p>
          </table:table-cell>
          <table:table-cell office:value-type="float" office:value="0.208" calcext:value-type="float">
            <text:p>0,208</text:p>
          </table:table-cell>
          <table:table-cell office:value-type="float" office:value="0.222" calcext:value-type="float">
            <text:p>0,222</text:p>
          </table:table-cell>
          <table:table-cell office:value-type="float" office:value="0.064" calcext:value-type="float">
            <text:p>0,064</text:p>
          </table:table-cell>
          <table:table-cell office:value-type="float" office:value="3.906" calcext:value-type="float">
            <text:p>3,906</text:p>
          </table:table-cell>
          <table:table-cell office:value-type="float" office:value="2.003" calcext:value-type="float">
            <text:p>2,003</text:p>
          </table:table-cell>
          <table:table-cell office:value-type="float" office:value="0.115" calcext:value-type="float">
            <text:p>0,115</text:p>
          </table:table-cell>
          <table:table-cell office:value-type="float" office:value="15.574" calcext:value-type="float">
            <text:p>15,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18"/>
          <table:table-cell office:value-type="string" calcext:value-type="string">
            <text:p>LDMLT M</text:p>
          </table:table-cell>
          <table:table-cell office:value-type="float" office:value="0.024" calcext:value-type="float">
            <text:p>0,024</text:p>
          </table:table-cell>
          <table:table-cell table:number-columns-repeated="2" office:value-type="float" office:value="0.023" calcext:value-type="float">
            <text:p>0,023</text:p>
          </table:table-cell>
          <table:table-cell office:value-type="float" office:value="0.014" calcext:value-type="float">
            <text:p>0,014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3" calcext:value-type="float">
            <text:p>0,123</text:p>
          </table:table-cell>
          <table:table-cell office:value-type="float" office:value="0.017" calcext:value-type="float">
            <text:p>0,017</text:p>
          </table:table-cell>
          <table:table-cell office:value-type="float" office:value="0.274" calcext:value-type="float">
            <text:p>0,2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/>
          <table:table-cell>
            <draw:frame draw:z-index="4" draw:style-name="gr1" draw:text-style-name="P1" svg:width="15.997cm" svg:height="9.005cm" svg:x="2.122cm" svg:y="0.293cm">
              <draw:object draw:notify-on-update-of-ranges="Arkusz4.A3:Arkusz4.A21 Arkusz4.C47:Arkusz4.C51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7cm" svg:height="9.005cm" svg:x="0.054cm" svg:y="0.187cm">
              <draw:object draw:notify-on-update-of-ranges="Arkusz4.A3:Arkusz4.A21 Arkusz4.D47:Arkusz4.D51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8"/>
          <table:table-cell office:value-type="string" calcext:value-type="string">
            <text:p>DE PY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3" calcext:value-type="float">
            <text:p>0,003</text:p>
          </table:table-cell>
          <table:table-cell office:value-type="float" office:value="0.162" calcext:value-type="float">
            <text:p>0,16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07" calcext:value-type="float">
            <text:p>0,007</text:p>
          </table:table-cell>
          <table:table-cell office:value-type="float" office:value="0.525" calcext:value-type="float">
            <text:p>0,525</text:p>
          </table:table-cell>
          <table:table-cell table:number-columns-repeated="10"/>
        </table:table-row>
        <table:table-row table:style-name="ro1">
          <table:table-cell table:number-columns-repeated="22"/>
          <table:table-cell office:value-type="string" calcext:value-type="string">
            <text:p>DE M</text:p>
          </table:table-cell>
          <table:table-cell office:value-type="float" office:value="0.007" calcext:value-type="float">
            <text:p>0,007</text:p>
          </table:table-cell>
          <table:table-cell table:number-columns-repeated="2" office:value-type="float" office:value="0.008" calcext:value-type="float">
            <text:p>0,008</text:p>
          </table:table-cell>
          <table:table-cell office:value-type="float" office:value="0.002" calcext:value-type="float">
            <text:p>0,002</text:p>
          </table:table-cell>
          <table:table-cell office:value-type="float" office:value="0.057" calcext:value-type="float">
            <text:p>0,057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5" calcext:value-type="float">
            <text:p>0,005</text:p>
          </table:table-cell>
          <table:table-cell office:value-type="float" office:value="0.147" calcext:value-type="float">
            <text:p>0,1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393" calcext:value-type="float">
            <text:p>0,8393</text:p>
          </table:table-cell>
          <table:table-cell office:value-type="float" office:value="175.602" calcext:value-type="float">
            <text:p>175,602</text:p>
          </table:table-cell>
          <table:table-cell office:value-type="float" office:value="0.222" calcext:value-type="float">
            <text:p>0,22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571" calcext:value-type="float">
            <text:p>0,8571</text:p>
          </table:table-cell>
          <table:table-cell office:value-type="float" office:value="16.273" calcext:value-type="float">
            <text:p>16,273</text:p>
          </table:table-cell>
          <table:table-cell office:value-type="float" office:value="0.023" calcext:value-type="float">
            <text:p>0,02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065" calcext:value-type="float">
            <text:p>0,065</text:p>
          </table:table-cell>
          <table:table-cell office:value-type="float" office:value="0.008" calcext:value-type="float">
            <text:p>0,00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047" calcext:value-type="float">
            <text:p>0,8047</text:p>
          </table:table-cell>
          <table:table-cell office:value-type="float" office:value="3886.621" calcext:value-type="float">
            <text:p>3886,621</text:p>
          </table:table-cell>
          <table:table-cell office:value-type="float" office:value="2.003" calcext:value-type="float">
            <text:p>2,0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14" calcext:value-type="float">
            <text:p>0,814</text:p>
          </table:table-cell>
          <table:table-cell office:value-type="float" office:value="176.882" calcext:value-type="float">
            <text:p>176,882</text:p>
          </table:table-cell>
          <table:table-cell office:value-type="float" office:value="0.123" calcext:value-type="float">
            <text:p>0,12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98" calcext:value-type="float">
            <text:p>0,398</text:p>
          </table:table-cell>
          <table:table-cell office:value-type="float" office:value="0.046" calcext:value-type="float">
            <text:p>0,046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/>
          <table:table-cell>
            <draw:frame draw:z-index="6" draw:style-name="gr1" draw:text-style-name="P1" svg:width="15.997cm" svg:height="9.005cm" svg:x="2.203cm" svg:y="0.001cm">
              <draw:object draw:notify-on-update-of-ranges="Arkusz4.A3:Arkusz4.A21 Arkusz4.C14:Arkusz4.C18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5.997cm" svg:height="9.005cm" svg:x="0.193cm" svg:y="0.08cm">
              <draw:object draw:notify-on-update-of-ranges="Arkusz4.A3:Arkusz4.A21 Arkusz4.D14:Arkusz4.D18" xlink:href="./Object 22" xlink:type="simple" xlink:show="embed" xlink:actuate="onLoad">
                <lo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2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136.759" calcext:value-type="float">
            <text:p>136,759</text:p>
          </table:table-cell>
          <table:table-cell office:value-type="float" office:value="0.115" calcext:value-type="float">
            <text:p>0,11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9.434" calcext:value-type="float">
            <text:p>9,434</text:p>
          </table:table-cell>
          <table:table-cell office:value-type="float" office:value="0.017" calcext:value-type="float">
            <text:p>0,01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8384" calcext:value-type="float">
            <text:p>0,8384</text:p>
          </table:table-cell>
          <table:table-cell office:value-type="float" office:value="0.085" calcext:value-type="float">
            <text:p>0,085</text:p>
          </table:table-cell>
          <table:table-cell office:value-type="float" office:value="0.005" calcext:value-type="float">
            <text:p>0,00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37"/>
        </table:table-row>
        <table:table-row table:style-name="ro1">
          <table:table-cell table:number-columns-repeated="41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++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PY</text:p>
          </table:table-cell>
          <table:table-cell office:value-type="float" office:value="0.5333" calcext:value-type="float">
            <text:p>0,5333</text:p>
          </table:table-cell>
          <table:table-cell office:value-type="float" office:value="17408.395" calcext:value-type="float">
            <text:p>17408,395</text:p>
          </table:table-cell>
          <table:table-cell office:value-type="float" office:value="15.574" calcext:value-type="float">
            <text:p>15,57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DMLT M</text:p>
          </table:table-cell>
          <table:table-cell office:value-type="float" office:value="0.5542" calcext:value-type="float">
            <text:p>0,5542</text:p>
          </table:table-cell>
          <table:table-cell office:value-type="float" office:value="305.524" calcext:value-type="float">
            <text:p>305,524</text:p>
          </table:table-cell>
          <table:table-cell office:value-type="float" office:value="0.274" calcext:value-type="float">
            <text:p>0,27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DE PY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9"/>
          <table:table-cell>
            <draw:frame draw:z-index="9" draw:style-name="gr1" draw:text-style-name="P1" svg:width="15.997cm" svg:height="9.005cm" svg:x="0.166cm" svg:y="0.397cm">
              <draw:object draw:notify-on-update-of-ranges="Arkusz4.A3:Arkusz4.A21 Arkusz4.D25:Arkusz4.D29" xlink:href="./Object 24" xlink:type="simple" xlink:show="embed" xlink:actuate="onLoad">
                <lo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27"/>
        </table:table-row>
        <table:table-row table:style-name="ro1">
          <table:table-cell office:value-type="string" calcext:value-type="string">
            <text:p>DE M</text:p>
          </table:table-cell>
          <table:table-cell office:value-type="float" office:value="0.7125" calcext:value-type="float">
            <text:p>0,7125</text:p>
          </table:table-cell>
          <table:table-cell office:value-type="float" office:value="0.714" calcext:value-type="float">
            <text:p>0,714</text:p>
          </table:table-cell>
          <table:table-cell office:value-type="float" office:value="0.147" calcext:value-type="float">
            <text:p>0,147</text:p>
          </table:table-cell>
          <table:table-cell/>
          <table:table-cell>
            <draw:frame draw:z-index="8" draw:style-name="gr1" draw:text-style-name="P1" svg:width="15.997cm" svg:height="9.005cm" svg:x="2.175cm" svg:y="0cm">
              <draw:object draw:notify-on-update-of-ranges="Arkusz4.A3:Arkusz4.A21 Arkusz4.C25:Arkusz4.C29" xlink:href="./Object 23" xlink:type="simple" xlink:show="embed" xlink:actuate="onLoad">
                <lo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35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 table:number-columns-repeated="37"/>
        </table:table-row>
        <table:table-row table:style-name="ro1" table:number-rows-repeated="16">
          <table:table-cell table:number-columns-repeated="41"/>
        </table:table-row>
        <table:table-row table:style-name="ro1">
          <table:table-cell table:number-columns-repeated="6"/>
          <table:table-cell>
            <draw:frame draw:z-index="10" draw:style-name="gr1" draw:text-style-name="P1" svg:width="15.997cm" svg:height="9.005cm" svg:x="0.055cm" svg:y="0cm">
              <draw:object draw:notify-on-update-of-ranges="Arkusz4.A3:Arkusz4.A21 Arkusz4.C58:Arkusz4.C62" xlink:href="./Object 25" xlink:type="simple" xlink:show="embed" xlink:actuate="onLoad">
                <loext:p/>
              </draw:object>
              <draw:image xlink:href="./ObjectReplacements/Object 25" xlink:type="simple" xlink:show="embed" xlink:actuate="onLoad"/>
            </draw:frame>
          </table:table-cell>
          <table:table-cell table:number-columns-repeated="6"/>
          <table:table-cell>
            <draw:frame draw:z-index="11" draw:style-name="gr1" draw:text-style-name="P1" svg:width="15.997cm" svg:height="9.005cm" svg:x="0.304cm" svg:y="0.106cm">
              <draw:object draw:notify-on-update-of-ranges="Arkusz4.A3:Arkusz4.A21 Arkusz4.D58:Arkusz4.D62" xlink:href="./Object 26" xlink:type="simple" xlink:show="embed" xlink:actuate="onLoad">
                <lo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27"/>
        </table:table-row>
        <table:table-row table:style-name="ro1" table:number-rows-repeated="18">
          <table:table-cell table:number-columns-repeated="41"/>
        </table:table-row>
        <table:table-row table:style-name="ro1">
          <table:table-cell table:number-columns-repeated="5"/>
          <table:table-cell>
            <draw:frame draw:z-index="12" draw:style-name="gr1" draw:text-style-name="P1" svg:width="15.997cm" svg:height="9.005cm" svg:x="2.203cm" svg:y="0.425cm">
              <draw:object draw:notify-on-update-of-ranges="Arkusz4.A3:Arkusz4.A21 Arkusz4.C69:Arkusz4.C73" xlink:href="./Object 27" xlink:type="simple" xlink:show="embed" xlink:actuate="onLoad">
                <lo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7"/>
          <table:table-cell>
            <draw:frame draw:z-index="13" draw:style-name="gr1" draw:text-style-name="P1" svg:width="15.997cm" svg:height="9.005cm" svg:x="0.138cm" svg:y="0.398cm">
              <draw:object draw:notify-on-update-of-ranges="Arkusz4.A3:Arkusz4.A21 Arkusz4.D69:Arkusz4.D73" xlink:href="./Object 28" xlink:type="simple" xlink:show="embed" xlink:actuate="onLoad">
                <lo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7"/>
        </table:table-row>
        <table:table-row table:style-name="ro1" table:number-rows-repeated="19">
          <table:table-cell table:number-columns-repeated="41"/>
        </table:table-row>
        <table:table-row table:style-name="ro1">
          <table:table-cell table:number-columns-repeated="13"/>
          <table:table-cell>
            <draw:frame draw:z-index="15" draw:style-name="gr1" draw:text-style-name="P1" svg:width="15.997cm" svg:height="9.005cm" svg:x="0.082cm" svg:y="0.398cm">
              <draw:object draw:notify-on-update-of-ranges="Arkusz4.A3:Arkusz4.A21 Arkusz4.D80:Arkusz4.D84" xlink:href="./Object 30" xlink:type="simple" xlink:show="embed" xlink:actuate="onLoad">
                <lo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7"/>
        </table:table-row>
        <table:table-row table:style-name="ro1">
          <table:table-cell table:number-columns-repeated="5"/>
          <table:table-cell>
            <draw:frame draw:z-index="14" draw:style-name="gr1" draw:text-style-name="P1" svg:width="15.997cm" svg:height="9.005cm" svg:x="2.232cm" svg:y="0.053cm">
              <draw:object draw:notify-on-update-of-ranges="Arkusz4.A3:Arkusz4.A21 Arkusz4.C80:Arkusz4.C84" xlink:href="./Object 29" xlink:type="simple" xlink:show="embed" xlink:actuate="onLoad">
                <lo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35"/>
        </table:table-row>
      </table:table>
      <table:table table:name="Arkusz4_2" table:style-name="ta1">
        <table:shapes>
          <draw:frame draw:z-index="0" draw:style-name="gr1" draw:text-style-name="P1" svg:width="15.997cm" svg:height="9.005cm" svg:x="13.106cm" svg:y="1.062cm">
            <draw:object draw:notify-on-update-of-ranges="Arkusz4_2.A3:Arkusz4_2.A21 Arkusz4_2.C3:Arkusz4_2.C7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table:shapes>
        <table:table-column table:style-name="co2" table:number-columns-repeated="30" table:default-cell-style-name="Default"/>
        <table:table-row table:style-name="ro1">
          <table:table-cell office:value-type="string" calcext:value-type="string">
            <text:p>MSRA I</text:p>
          </table:table-cell>
          <table:table-cell table:number-columns-repeated="2"/>
          <table:table-cell office:value-type="string" calcext:value-type="string">
            <text:p>(single obs.)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962" calcext:value-type="float">
            <text:p>0,8962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0.161" calcext:value-type="float">
            <text:p>0,161</text:p>
          </table:table-cell>
          <table:table-cell table:number-columns-repeated="8"/>
          <table:table-cell>
            <draw:frame draw:z-index="1" draw:style-name="gr1" draw:text-style-name="P1" svg:width="15.997cm" svg:height="9.005cm" svg:x="2.231cm" svg:y="0.161cm">
              <draw:object draw:notify-on-update-of-ranges="Arkusz4_2.A3:Arkusz4_2.A21 Arkusz4_2.D3:Arkusz4_2.D7" xlink:href="./Object 32" xlink:type="simple" xlink:show="embed" xlink:actuate="onLoad">
                <loext:p/>
              </draw:object>
              <draw:image xlink:href="./ObjectReplacements/Object 32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8019" calcext:value-type="float">
            <text:p>0,8019</text:p>
          </table:table-cell>
          <table:table-cell office:value-type="float" office:value="0" calcext:value-type="float">
            <text:p>0</text:p>
          </table:table-cell>
          <table:table-cell office:value-type="float" office:value="0.349" calcext:value-type="float">
            <text:p>0,349</text:p>
          </table:table-cell>
          <table:table-cell table:number-columns-repeated="18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585" calcext:value-type="float">
            <text:p>0,8585</text:p>
          </table:table-cell>
          <table:table-cell office:value-type="float" office:value="36.296" calcext:value-type="float">
            <text:p>36,296</text:p>
          </table:table-cell>
          <table:table-cell office:value-type="float" office:value="0.0007" calcext:value-type="float">
            <text:p>0,0007</text:p>
          </table:table-cell>
          <table:table-cell table:number-columns-repeated="17"/>
          <table:table-cell office:value-type="string" calcext:value-type="string">
            <text:p>LDMLT+</text:p>
          </table:table-cell>
          <table:table-cell office:value-type="float" office:value="123.082" calcext:value-type="float">
            <text:p>123,082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38.693" calcext:value-type="float">
            <text:p>38,693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61.902" calcext:value-type="float">
            <text:p>61,902</text:p>
          </table:table-cell>
          <table:table-cell office:value-type="float" office:value="15111.702" calcext:value-type="float">
            <text:p>15111,702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9245" calcext:value-type="float">
            <text:p>0,9245</text:p>
          </table:table-cell>
          <table:table-cell office:value-type="float" office:value="0.343" calcext:value-type="float">
            <text:p>0,343</text:p>
          </table:table-cell>
          <table:table-cell office:value-type="float" office:value="0.01" calcext:value-type="float">
            <text:p>0,01</text:p>
          </table:table-cell>
          <table:table-cell table:number-columns-repeated="17"/>
          <table:table-cell office:value-type="string" calcext:value-type="string">
            <text:p>DE</text:p>
          </table:table-cell>
          <table:table-cell office:value-type="float" office:value="0.343" calcext:value-type="float">
            <text:p>0,343</text:p>
          </table:table-cell>
          <table:table-cell office:value-type="float" office:value="0.33" calcext:value-type="float">
            <text:p>0,33</text:p>
          </table:table-cell>
          <table:table-cell office:value-type="float" office:value="0.34" calcext:value-type="float">
            <text:p>0,34</text:p>
          </table:table-cell>
          <table:table-cell office:value-type="float" office:value="0.157" calcext:value-type="float">
            <text:p>0,157</text:p>
          </table:table-cell>
          <table:table-cell office:value-type="float" office:value="2.082" calcext:value-type="float">
            <text:p>2,082</text:p>
          </table:table-cell>
          <table:table-cell office:value-type="float" office:value="2.118" calcext:value-type="float">
            <text:p>2,118</text:p>
          </table:table-cell>
          <table:table-cell office:value-type="float" office:value="0.238" calcext:value-type="float">
            <text:p>0,238</text:p>
          </table:table-cell>
          <table:table-cell office:value-type="float" office:value="3.852" calcext:value-type="float">
            <text:p>3,852</text:p>
          </table:table-cell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8208" calcext:value-type="float">
            <text:p>0,8208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0.001" calcext:value-type="float">
            <text:p>0,001</text:p>
          </table:table-cell>
          <table:table-cell table:number-columns-repeated="17"/>
          <table:table-cell office:value-type="string" calcext:value-type="string">
            <text:p>DTW+KN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STM</text:p>
          </table:table-cell>
          <table:table-cell office:value-type="float" office:value="36.296" calcext:value-type="float">
            <text:p>36,296</text:p>
          </table:table-cell>
          <table:table-cell office:value-type="float" office:value="55.479" calcext:value-type="float">
            <text:p>55,479</text:p>
          </table:table-cell>
          <table:table-cell office:value-type="float" office:value="35.299" calcext:value-type="float">
            <text:p>35,299</text:p>
          </table:table-cell>
          <table:table-cell office:value-type="float" office:value="40.754" calcext:value-type="float">
            <text:p>40,754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23.222" calcext:value-type="float">
            <text:p>23,222</text:p>
          </table:table-cell>
          <table:table-cell office:value-type="float" office:value="796.682" calcext:value-type="float">
            <text:p>796,6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ILSTM</text:p>
          </table:table-cell>
          <table:table-cell office:value-type="float" office:value="106.283" calcext:value-type="float">
            <text:p>106,283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71.025" calcext:value-type="float">
            <text:p>71,025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44.796" calcext:value-type="float">
            <text:p>44,796</text:p>
          </table:table-cell>
          <table:table-cell office:value-type="float" office:value="1613.711" calcext:value-type="float">
            <text:p>1613,711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FLORENC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783" calcext:value-type="float">
            <text:p>0,783</text:p>
          </table:table-cell>
          <table:table-cell office:value-type="float" office:value="38.693" calcext:value-type="float">
            <text:p>38,693</text:p>
          </table:table-cell>
          <table:table-cell office:value-type="float" office:value="0.035" calcext:value-type="float">
            <text:p>0,0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509" calcext:value-type="float">
            <text:p>0,6509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,124</text:p>
          </table:table-cell>
          <table:table-cell table:number-columns-repeated="18"/>
          <table:table-cell office:value-type="string" calcext:value-type="string">
            <text:p>MSRA I</text:p>
          </table:table-cell>
          <table:table-cell office:value-type="string" calcext:value-type="string">
            <text:p>MSRA II</text:p>
          </table:table-cell>
          <table:table-cell office:value-type="string" calcext:value-type="string">
            <text:p>MSRA III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KARD</text:p>
          </table:table-cell>
          <table:table-cell office:value-type="string" calcext:value-type="string">
            <text:p>UTD</text:p>
          </table:table-cell>
          <table:table-cell office:value-type="string" calcext:value-type="string">
            <text:p>UTK</text:p>
          </table:table-cell>
          <table:table-cell office:value-type="string" calcext:value-type="string">
            <text:p>SYSU</text:p>
          </table:table-cell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40.754" calcext:value-type="float">
            <text:p>40,754</text:p>
          </table:table-cell>
          <table:table-cell office:value-type="float" office:value="0.0004" calcext:value-type="float">
            <text:p>0,0004</text:p>
          </table:table-cell>
          <table:table-cell table:number-columns-repeated="17"/>
          <table:table-cell office:value-type="string" calcext:value-type="string">
            <text:p>LDMLT+</text:p>
          </table:table-cell>
          <table:table-cell office:value-type="float" office:value="0.161" calcext:value-type="float">
            <text:p>0,161</text:p>
          </table:table-cell>
          <table:table-cell office:value-type="float" office:value="0.158" calcext:value-type="float">
            <text:p>0,158</text:p>
          </table:table-cell>
          <table:table-cell office:value-type="float" office:value="0.173" calcext:value-type="float">
            <text:p>0,173</text:p>
          </table:table-cell>
          <table:table-cell office:value-type="float" office:value="0.035" calcext:value-type="float">
            <text:p>0,035</text:p>
          </table:table-cell>
          <table:table-cell office:value-type="float" office:value="3.548" calcext:value-type="float">
            <text:p>3,548</text:p>
          </table:table-cell>
          <table:table-cell office:value-type="float" office:value="1.751" calcext:value-type="float">
            <text:p>1,751</text:p>
          </table:table-cell>
          <table:table-cell office:value-type="float" office:value="0.08" calcext:value-type="float">
            <text:p>0,08</text:p>
          </table:table-cell>
          <table:table-cell office:value-type="float" office:value="14.863" calcext:value-type="float">
            <text:p>14,863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7264" calcext:value-type="float">
            <text:p>0,7264</text:p>
          </table:table-cell>
          <table:table-cell office:value-type="float" office:value="0.157" calcext:value-type="float">
            <text:p>0,157</text:p>
          </table:table-cell>
          <table:table-cell office:value-type="float" office:value="0.003" calcext:value-type="float">
            <text:p>0,003</text:p>
          </table:table-cell>
          <table:table-cell table:number-columns-repeated="17"/>
          <table:table-cell office:value-type="string" calcext:value-type="string">
            <text:p>DE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3" calcext:value-type="float">
            <text:p>0,003</text:p>
          </table:table-cell>
          <table:table-cell office:value-type="float" office:value="0.162" calcext:value-type="float">
            <text:p>0,162</text:p>
          </table:table-cell>
          <table:table-cell office:value-type="float" office:value="0.108" calcext:value-type="float">
            <text:p>0,108</text:p>
          </table:table-cell>
          <table:table-cell office:value-type="float" office:value="0.007" calcext:value-type="float">
            <text:p>0,007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547" calcext:value-type="float">
            <text:p>0,7547</text:p>
          </table:table-cell>
          <table:table-cell office:value-type="float" office:value="71.025" calcext:value-type="float">
            <text:p>71,025</text:p>
          </table:table-cell>
          <table:table-cell office:value-type="float" office:value="0.0007" calcext:value-type="float">
            <text:p>0,0007</text:p>
          </table:table-cell>
          <table:table-cell table:number-columns-repeated="17"/>
          <table:table-cell office:value-type="string" calcext:value-type="string">
            <text:p>DTW+KNN</text:p>
          </table:table-cell>
          <table:table-cell office:value-type="float" office:value="0.349" calcext:value-type="float">
            <text:p>0,349</text:p>
          </table:table-cell>
          <table:table-cell office:value-type="float" office:value="0.335" calcext:value-type="float">
            <text:p>0,335</text:p>
          </table:table-cell>
          <table:table-cell office:value-type="float" office:value="0.344" calcext:value-type="float">
            <text:p>0,344</text:p>
          </table:table-cell>
          <table:table-cell office:value-type="float" office:value="0.124" calcext:value-type="float">
            <text:p>0,124</text:p>
          </table:table-cell>
          <table:table-cell office:value-type="float" office:value="2.639" calcext:value-type="float">
            <text:p>2,639</text:p>
          </table:table-cell>
          <table:table-cell office:value-type="float" office:value="2.293" calcext:value-type="float">
            <text:p>2,293</text:p>
          </table:table-cell>
          <table:table-cell office:value-type="float" office:value="0.203" calcext:value-type="float">
            <text:p>0,203</text:p>
          </table:table-cell>
          <table:table-cell office:value-type="float" office:value="4.798" calcext:value-type="float">
            <text:p>4,79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LSTM</text:p>
          </table:table-cell>
          <table:table-cell office:value-type="float" office:value="0.0007" calcext:value-type="float">
            <text:p>0,0007</text:p>
          </table:table-cell>
          <table:table-cell table:number-columns-repeated="2" office:value-type="float" office:value="0.0006" calcext:value-type="float">
            <text:p>0,0006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BILSTM</text:p>
          </table:table-cell>
          <table:table-cell table:number-columns-repeated="3" office:value-type="float" office:value="0.001" calcext:value-type="float">
            <text:p>0,00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9" calcext:value-type="float">
            <text:p>0,019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12"/>
          <table:table-cell>
            <draw:frame draw:z-index="3" draw:style-name="gr1" draw:text-style-name="P1" svg:width="15.997cm" svg:height="9.005cm" svg:x="2.232cm" svg:y="0.293cm">
              <draw:object draw:notify-on-update-of-ranges="Arkusz4_2.A3:Arkusz4_2.A21 Arkusz4_2.D36:Arkusz4_2.D40"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string" calcext:value-type="string">
            <text:p>KARD</text:p>
          </table:table-cell>
          <table:table-cell table:number-columns-repeated="4"/>
          <table:table-cell>
            <draw:frame draw:z-index="2" draw:style-name="gr1" draw:text-style-name="P1" svg:width="15.997cm" svg:height="9.005cm" svg:x="1.982cm" svg:y="0.319cm">
              <draw:object draw:notify-on-update-of-ranges="Arkusz4_2.A3:Arkusz4_2.A21 Arkusz4_2.C36:Arkusz4_2.C40" xlink:href="./Object 33" xlink:type="simple" xlink:show="embed" xlink:actuate="onLoad">
                <lo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9815" calcext:value-type="float">
            <text:p>0,9815</text:p>
          </table:table-cell>
          <table:table-cell office:value-type="float" office:value="4278.322" calcext:value-type="float">
            <text:p>4278,322</text:p>
          </table:table-cell>
          <table:table-cell office:value-type="float" office:value="3.548" calcext:value-type="float">
            <text:p>3,54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TW</text:p>
          </table:table-cell>
          <table:table-cell office:value-type="float" office:value="0.9111" calcext:value-type="float">
            <text:p>0,9111</text:p>
          </table:table-cell>
          <table:table-cell office:value-type="float" office:value="0" calcext:value-type="float">
            <text:p>0</text:p>
          </table:table-cell>
          <table:table-cell office:value-type="float" office:value="2.639" calcext:value-type="float">
            <text:p>2,63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7222" calcext:value-type="float">
            <text:p>0,7222</text:p>
          </table:table-cell>
          <table:table-cell office:value-type="float" office:value="816.887" calcext:value-type="float">
            <text:p>816,887</text:p>
          </table:table-cell>
          <table:table-cell office:value-type="float" office:value="0.006" calcext:value-type="float">
            <text:p>0,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9" calcext:value-type="float">
            <text:p>0,9</text:p>
          </table:table-cell>
          <table:table-cell office:value-type="float" office:value="2.082" calcext:value-type="float">
            <text:p>2,082</text:p>
          </table:table-cell>
          <table:table-cell office:value-type="float" office:value="0.162" calcext:value-type="float">
            <text:p>0,1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5259" calcext:value-type="float">
            <text:p>0,5259</text:p>
          </table:table-cell>
          <table:table-cell office:value-type="float" office:value="1585.382" calcext:value-type="float">
            <text:p>1585,382</text:p>
          </table:table-cell>
          <table:table-cell office:value-type="float" office:value="0.011" calcext:value-type="float">
            <text:p>0,011</text:p>
          </table:table-cell>
          <table:table-cell table:number-columns-repeated="26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MSRA II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319" calcext:value-type="float">
            <text:p>0,8319</text:p>
          </table:table-cell>
          <table:table-cell office:value-type="float" office:value="129.371" calcext:value-type="float">
            <text:p>129,371</text:p>
          </table:table-cell>
          <table:table-cell office:value-type="float" office:value="0.158" calcext:value-type="float">
            <text:p>0,15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6903" calcext:value-type="float">
            <text:p>0,6903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,33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814" calcext:value-type="float">
            <text:p>0,6814</text:p>
          </table:table-cell>
          <table:table-cell office:value-type="float" office:value="55.479" calcext:value-type="float">
            <text:p>55,479</text:p>
          </table:table-cell>
          <table:table-cell office:value-type="float" office:value="0.0006" calcext:value-type="float">
            <text:p>0,0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823" calcext:value-type="float">
            <text:p>0,823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611" calcext:value-type="float">
            <text:p>0,7611</text:p>
          </table:table-cell>
          <table:table-cell office:value-type="float" office:value="100.662" calcext:value-type="float">
            <text:p>100,662</text:p>
          </table:table-cell>
          <table:table-cell office:value-type="float" office:value="0.001" calcext:value-type="float">
            <text:p>0,001</text:p>
          </table:table-cell>
          <table:table-cell table:number-columns-repeated="2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5"/>
          <table:table-cell>
            <draw:frame draw:z-index="4" draw:style-name="gr1" draw:text-style-name="P1" svg:width="15.997cm" svg:height="9.005cm" svg:x="2.122cm" svg:y="0.293cm">
              <draw:object draw:notify-on-update-of-ranges="Arkusz4_2.A3:Arkusz4_2.A21 Arkusz4_2.C47:Arkusz4_2.C51" xlink:href="./Object 35" xlink:type="simple" xlink:show="embed" xlink:actuate="onLoad">
                <loext:p/>
              </draw:object>
              <draw:image xlink:href="./ObjectReplacements/Object 35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7cm" svg:height="9.005cm" svg:x="0.054cm" svg:y="0.187cm">
              <draw:object draw:notify-on-update-of-ranges="Arkusz4_2.A3:Arkusz4_2.A21 Arkusz4_2.D47:Arkusz4_2.D51" xlink:href="./Object 36" xlink:type="simple" xlink:show="embed" xlink:actuate="onLoad">
                <loext:p/>
              </draw:object>
              <draw:image xlink:href="./ObjectReplacements/Object 36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SRA III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9018" calcext:value-type="float">
            <text:p>0,9018</text:p>
          </table:table-cell>
          <table:table-cell office:value-type="float" office:value="123.109" calcext:value-type="float">
            <text:p>123,109</text:p>
          </table:table-cell>
          <table:table-cell office:value-type="float" office:value="0.173" calcext:value-type="float">
            <text:p>0,17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411" calcext:value-type="float">
            <text:p>0,7411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,34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214" calcext:value-type="float">
            <text:p>0,8214</text:p>
          </table:table-cell>
          <table:table-cell office:value-type="float" office:value="35.299" calcext:value-type="float">
            <text:p>35,299</text:p>
          </table:table-cell>
          <table:table-cell office:value-type="float" office:value="0.0006" calcext:value-type="float">
            <text:p>0,0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9107" calcext:value-type="float">
            <text:p>0,9107</text:p>
          </table:table-cell>
          <table:table-cell office:value-type="float" office:value="0.34" calcext:value-type="float">
            <text:p>0,34</text:p>
          </table:table-cell>
          <table:table-cell office:value-type="float" office:value="0.011" calcext:value-type="float">
            <text:p>0,01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857" calcext:value-type="float">
            <text:p>0,7857</text:p>
          </table:table-cell>
          <table:table-cell office:value-type="float" office:value="109.976" calcext:value-type="float">
            <text:p>109,976</text:p>
          </table:table-cell>
          <table:table-cell office:value-type="float" office:value="0.001" calcext:value-type="float">
            <text:p>0,001</text:p>
          </table:table-cell>
          <table:table-cell table:number-columns-repeated="26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UTD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977" calcext:value-type="float">
            <text:p>0,8977</text:p>
          </table:table-cell>
          <table:table-cell office:value-type="float" office:value="2904.505" calcext:value-type="float">
            <text:p>2904,505</text:p>
          </table:table-cell>
          <table:table-cell office:value-type="float" office:value="1.751" calcext:value-type="float">
            <text:p>1,75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7721" calcext:value-type="float">
            <text:p>0,7721</text:p>
          </table:table-cell>
          <table:table-cell office:value-type="float" office:value="0" calcext:value-type="float">
            <text:p>0</text:p>
          </table:table-cell>
          <table:table-cell office:value-type="float" office:value="2.293" calcext:value-type="float">
            <text:p>2,29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0907" calcext:value-type="float">
            <text:p>0,0907</text:p>
          </table:table-cell>
          <table:table-cell office:value-type="float" office:value="3166.279" calcext:value-type="float">
            <text:p>3166,279</text:p>
          </table:table-cell>
          <table:table-cell office:value-type="float" office:value="0.009" calcext:value-type="float">
            <text:p>0,00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8884" calcext:value-type="float">
            <text:p>0,8884</text:p>
          </table:table-cell>
          <table:table-cell office:value-type="float" office:value="2.118" calcext:value-type="float">
            <text:p>2,118</text:p>
          </table:table-cell>
          <table:table-cell office:value-type="float" office:value="0.108" calcext:value-type="float">
            <text:p>0,1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0884" calcext:value-type="float">
            <text:p>0,0884</text:p>
          </table:table-cell>
          <table:table-cell office:value-type="float" office:value="6443.022" calcext:value-type="float">
            <text:p>6443,022</text:p>
          </table:table-cell>
          <table:table-cell office:value-type="float" office:value="0.019" calcext:value-type="float">
            <text:p>0,019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5"/>
          <table:table-cell>
            <draw:frame draw:z-index="6" draw:style-name="gr1" draw:text-style-name="P1" svg:width="15.997cm" svg:height="9.005cm" svg:x="2.203cm" svg:y="0.001cm">
              <draw:object draw:notify-on-update-of-ranges="Arkusz4_2.A3:Arkusz4_2.A21 Arkusz4_2.C14:Arkusz4_2.C18"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table:table-cell>
          <table:table-cell table:number-columns-repeated="7"/>
          <table:table-cell>
            <draw:frame draw:z-index="7" draw:style-name="gr1" draw:text-style-name="P1" svg:width="15.997cm" svg:height="9.005cm" svg:x="0.193cm" svg:y="0.08cm">
              <draw:object draw:notify-on-update-of-ranges="Arkusz4_2.A3:Arkusz4_2.A21 Arkusz4_2.D14:Arkusz4_2.D18"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UTK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8889" calcext:value-type="float">
            <text:p>0,8889</text:p>
          </table:table-cell>
          <table:table-cell office:value-type="float" office:value="61.902" calcext:value-type="float">
            <text:p>61,902</text:p>
          </table:table-cell>
          <table:table-cell office:value-type="float" office:value="0.08" calcext:value-type="float">
            <text:p>0,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556" calcext:value-type="float">
            <text:p>0,5556</text:p>
          </table:table-cell>
          <table:table-cell office:value-type="float" office:value="0" calcext:value-type="float">
            <text:p>0</text:p>
          </table:table-cell>
          <table:table-cell office:value-type="float" office:value="0.203" calcext:value-type="float">
            <text:p>0,2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899" calcext:value-type="float">
            <text:p>0,899</text:p>
          </table:table-cell>
          <table:table-cell office:value-type="float" office:value="23.222" calcext:value-type="float">
            <text:p>23,222</text:p>
          </table:table-cell>
          <table:table-cell office:value-type="float" office:value="0.0004" calcext:value-type="float">
            <text:p>0,000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8283" calcext:value-type="float">
            <text:p>0,8283</text:p>
          </table:table-cell>
          <table:table-cell office:value-type="float" office:value="0.238" calcext:value-type="float">
            <text:p>0,238</text:p>
          </table:table-cell>
          <table:table-cell office:value-type="float" office:value="0.007" calcext:value-type="float">
            <text:p>0,007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7475" calcext:value-type="float">
            <text:p>0,7475</text:p>
          </table:table-cell>
          <table:table-cell office:value-type="float" office:value="44.796" calcext:value-type="float">
            <text:p>44,796</text:p>
          </table:table-cell>
          <table:table-cell office:value-type="float" office:value="0.0008" calcext:value-type="float">
            <text:p>0,0008</text:p>
          </table:table-cell>
          <table:table-cell table:number-columns-repeated="26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office:value-type="string" calcext:value-type="string">
            <text:p>SYSU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train time [s]</text:p>
          </table:table-cell>
          <table:table-cell office:value-type="string" calcext:value-type="string">
            <text:p>test time [s]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DMLT</text:p>
          </table:table-cell>
          <table:table-cell office:value-type="float" office:value="0.6708" calcext:value-type="float">
            <text:p>0,6708</text:p>
          </table:table-cell>
          <table:table-cell office:value-type="float" office:value="15111.702" calcext:value-type="float">
            <text:p>15111,702</text:p>
          </table:table-cell>
          <table:table-cell office:value-type="float" office:value="14.863" calcext:value-type="float">
            <text:p>14,86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TW+KNN</text:p>
          </table:table-cell>
          <table:table-cell office:value-type="float" office:value="0.5292" calcext:value-type="float">
            <text:p>0,5292</text:p>
          </table:table-cell>
          <table:table-cell office:value-type="float" office:value="0" calcext:value-type="float">
            <text:p>0</text:p>
          </table:table-cell>
          <table:table-cell office:value-type="float" office:value="4.798" calcext:value-type="float">
            <text:p>4,79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0.6125" calcext:value-type="float">
            <text:p>0,6125</text:p>
          </table:table-cell>
          <table:table-cell office:value-type="float" office:value="796.682" calcext:value-type="float">
            <text:p>796,682</text:p>
          </table:table-cell>
          <table:table-cell office:value-type="float" office:value="0.008" calcext:value-type="float">
            <text:p>0,00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E</text:p>
          </table:table-cell>
          <table:table-cell office:value-type="float" office:value="0.7208" calcext:value-type="float">
            <text:p>0,7208</text:p>
          </table:table-cell>
          <table:table-cell office:value-type="float" office:value="3.852" calcext:value-type="float">
            <text:p>3,852</text:p>
          </table:table-cell>
          <table:table-cell office:value-type="float" office:value="0.525" calcext:value-type="float">
            <text:p>0,525</text:p>
          </table:table-cell>
          <table:table-cell table:number-columns-repeated="9"/>
          <table:table-cell>
            <draw:frame draw:z-index="9" draw:style-name="gr1" draw:text-style-name="P1" svg:width="15.997cm" svg:height="9.005cm" svg:x="0.166cm" svg:y="0.397cm">
              <draw:object draw:notify-on-update-of-ranges="Arkusz4_2.A3:Arkusz4_2.A21 Arkusz4_2.D25:Arkusz4_2.D29" xlink:href="./Object 40" xlink:type="simple" xlink:show="embed" xlink:actuate="onLoad">
                <loext:p/>
              </draw:object>
              <draw:image xlink:href="./ObjectReplacements/Object 40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office:value-type="string" calcext:value-type="string">
            <text:p>BILSTM</text:p>
          </table:table-cell>
          <table:table-cell office:value-type="float" office:value="0.6792" calcext:value-type="float">
            <text:p>0,6792</text:p>
          </table:table-cell>
          <table:table-cell office:value-type="float" office:value="1613.711" calcext:value-type="float">
            <text:p>1613,711</text:p>
          </table:table-cell>
          <table:table-cell office:value-type="float" office:value="0.017" calcext:value-type="float">
            <text:p>0,017</text:p>
          </table:table-cell>
          <table:table-cell/>
          <table:table-cell>
            <draw:frame draw:z-index="8" draw:style-name="gr1" draw:text-style-name="P1" svg:width="15.997cm" svg:height="9.005cm" svg:x="2.175cm" svg:y="0cm">
              <draw:object draw:notify-on-update-of-ranges="Arkusz4_2.A3:Arkusz4_2.A21 Arkusz4_2.C25:Arkusz4_2.C29" xlink:href="./Object 39" xlink:type="simple" xlink:show="embed" xlink:actuate="onLoad">
                <loext:p/>
              </draw:object>
              <draw:image xlink:href="./ObjectReplacements/Object 39" xlink:type="simple" xlink:show="embed" xlink:actuate="onLoad"/>
            </draw:frame>
          </table:table-cell>
          <table:table-cell table:number-columns-repeated="24"/>
        </table:table-row>
        <table:table-row table:style-name="ro1" table:number-rows-repeated="19">
          <table:table-cell table:number-columns-repeated="30"/>
        </table:table-row>
        <table:table-row table:style-name="ro1">
          <table:table-cell table:number-columns-repeated="6"/>
          <table:table-cell>
            <draw:frame draw:z-index="10" draw:style-name="gr1" draw:text-style-name="P1" svg:width="15.997cm" svg:height="9.005cm" svg:x="0.055cm" svg:y="0cm">
              <draw:object draw:notify-on-update-of-ranges="Arkusz4_2.A3:Arkusz4_2.A21 Arkusz4_2.C58:Arkusz4_2.C62" xlink:href="./Object 41" xlink:type="simple" xlink:show="embed" xlink:actuate="onLoad">
                <loext:p/>
              </draw:object>
              <draw:image xlink:href="./ObjectReplacements/Object 41" xlink:type="simple" xlink:show="embed" xlink:actuate="onLoad"/>
            </draw:frame>
          </table:table-cell>
          <table:table-cell table:number-columns-repeated="6"/>
          <table:table-cell>
            <draw:frame draw:z-index="11" draw:style-name="gr1" draw:text-style-name="P1" svg:width="15.997cm" svg:height="9.005cm" svg:x="0.304cm" svg:y="0.106cm">
              <draw:object draw:notify-on-update-of-ranges="Arkusz4_2.A3:Arkusz4_2.A21 Arkusz4_2.D58:Arkusz4_2.D62" xlink:href="./Object 42" xlink:type="simple" xlink:show="embed" xlink:actuate="onLoad">
                <loext:p/>
              </draw:object>
              <draw:image xlink:href="./ObjectReplacements/Object 42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8">
          <table:table-cell table:number-columns-repeated="30"/>
        </table:table-row>
        <table:table-row table:style-name="ro1">
          <table:table-cell table:number-columns-repeated="5"/>
          <table:table-cell>
            <draw:frame draw:z-index="12" draw:style-name="gr1" draw:text-style-name="P1" svg:width="15.997cm" svg:height="9.005cm" svg:x="2.203cm" svg:y="0.425cm">
              <draw:object draw:notify-on-update-of-ranges="Arkusz4_2.A3:Arkusz4_2.A21 Arkusz4_2.C69:Arkusz4_2.C73" xlink:href="./Object 43" xlink:type="simple" xlink:show="embed" xlink:actuate="onLoad">
                <loext:p/>
              </draw:object>
              <draw:image xlink:href="./ObjectReplacements/Object 43" xlink:type="simple" xlink:show="embed" xlink:actuate="onLoad"/>
            </draw:frame>
          </table:table-cell>
          <table:table-cell table:number-columns-repeated="7"/>
          <table:table-cell>
            <draw:frame draw:z-index="13" draw:style-name="gr1" draw:text-style-name="P1" svg:width="15.997cm" svg:height="9.005cm" svg:x="0.138cm" svg:y="0.398cm">
              <draw:object draw:notify-on-update-of-ranges="Arkusz4_2.A3:Arkusz4_2.A21 Arkusz4_2.D69:Arkusz4_2.D73" xlink:href="./Object 44" xlink:type="simple" xlink:show="embed" xlink:actuate="onLoad">
                <loext:p/>
              </draw:object>
              <draw:image xlink:href="./ObjectReplacements/Object 44" xlink:type="simple" xlink:show="embed" xlink:actuate="onLoad"/>
            </draw:frame>
          </table:table-cell>
          <table:table-cell table:number-columns-repeated="16"/>
        </table:table-row>
        <table:table-row table:style-name="ro1" table:number-rows-repeated="19">
          <table:table-cell table:number-columns-repeated="30"/>
        </table:table-row>
        <table:table-row table:style-name="ro1">
          <table:table-cell table:number-columns-repeated="13"/>
          <table:table-cell>
            <draw:frame draw:z-index="15" draw:style-name="gr1" draw:text-style-name="P1" svg:width="15.997cm" svg:height="9.005cm" svg:x="0.082cm" svg:y="0.398cm">
              <draw:object draw:notify-on-update-of-ranges="Arkusz4_2.A3:Arkusz4_2.A21 Arkusz4_2.D80:Arkusz4_2.D84" xlink:href="./Object 46" xlink:type="simple" xlink:show="embed" xlink:actuate="onLoad">
                <loext:p/>
              </draw:object>
              <draw:image xlink:href="./ObjectReplacements/Object 46" xlink:type="simple" xlink:show="embed" xlink:actuate="onLoad"/>
            </draw:frame>
          </table:table-cell>
          <table:table-cell table:number-columns-repeated="16"/>
        </table:table-row>
        <table:table-row table:style-name="ro1">
          <table:table-cell table:number-columns-repeated="5"/>
          <table:table-cell>
            <draw:frame draw:z-index="14" draw:style-name="gr1" draw:text-style-name="P1" svg:width="15.997cm" svg:height="9.005cm" svg:x="2.232cm" svg:y="0.053cm">
              <draw:object draw:notify-on-update-of-ranges="Arkusz4_2.A3:Arkusz4_2.A21 Arkusz4_2.C80:Arkusz4_2.C84" xlink:href="./Object 45" xlink:type="simple" xlink:show="embed" xlink:actuate="onLoad">
                <loext:p/>
              </draw:object>
              <draw:image xlink:href="./ObjectReplacements/Object 45" xlink:type="simple" xlink:show="embed" xlink:actuate="onLoad"/>
            </draw:frame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7:06.877499767</meta:creation-date>
    <meta:generator>LibreOffice/7.4.7.2$Linux_X86_64 LibreOffice_project/40$Build-2</meta:generator>
    <dc:date>2025-06-26T19:33:17.183933432</dc:date>
    <meta:editing-duration>P2DT19H38M52S</meta:editing-duration>
    <meta:editing-cycles>27</meta:editing-cycles>
    <meta:document-statistic meta:table-count="5" meta:cell-count="1948" meta:object-count="4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582cm" svg:y="0.316cm" chart:style-name="ch2">
          <text:p>Dokładność(Współczynnik trójek)</text:p>
        </chart:title>
        <chart:plot-area chart:style-name="ch3" table:cell-range-address="Arkusz2.B8:Arkusz2.C18" svg:x="1.33cm" svg:y="1.275cm" svg:width="14.349cm" svg:height="6.569cm">
          <chart:coordinate-region svg:x="2.428cm" svg:y="1.475cm" svg:width="13.064cm" svg:height="5.723cm"/>
          <chart:axis chart:dimension="x" chart:name="primary-x" chart:style-name="ch4">
            <chart:title svg:x="7.018cm" svg:y="8.024cm" chart:style-name="ch5">
              <text:p>Współczynnik trójek</text:p>
            </chart:title>
          </chart:axis>
          <chart:axis chart:dimension="y" chart:name="primary-y" chart:style-name="ch6">
            <chart:title svg:x="0.451cm" svg:y="5.476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C8:Arkusz2.C18" chart:class="chart:scatter">
            <chart:domain table:cell-range-address="Arkusz2.B8:Arkusz2.B1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8:Arkusz2.B18</svg:desc>
                </draw:g>
              </table:table-cell>
              <table:table-cell office:value-type="float" office:value="0.774">
                <text:p>0.774</text:p>
                <draw:g>
                  <svg:desc>Arkusz2.C8:Arkusz2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899cm" svg:y="0.316cm" chart:style-name="ch2">
          <text:p>Dokładność(Rozmiar komórki)</text:p>
        </chart:title>
        <chart:plot-area chart:style-name="ch3" table:cell-range-address="Arkusz2.M67:Arkusz2.N80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7.23cm" svg:y="8.024cm" chart:style-name="ch5">
              <text:p>Rozmiar komórki</text:p>
            </chart:title>
          </chart:axis>
          <chart:axis chart:dimension="y" chart:name="primary-y" chart:style-name="ch6">
            <chart:title svg:x="0.451cm" svg:y="5.476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N67:Arkusz2.N80" chart:class="chart:scatter">
            <chart:domain table:cell-range-address="Arkusz2.M67:Arkusz2.M80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67:Arkusz2.M80</svg:desc>
                </draw:g>
              </table:table-cell>
              <table:table-cell office:value-type="float" office:value="0.83">
                <text:p>0.83</text:p>
                <draw:g>
                  <svg:desc>Arkusz2.N67:Arkusz2.N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">
                <text:p>0.01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.811">
                <text:p>0.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">
                <text:p>0.6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">
                <text:p>0.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">
                <text:p>0.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291cm" svg:y="0.316cm" chart:style-name="ch2">
          <text:p>Dokładność(Wsp. wygładzania filtra)</text:p>
        </chart:title>
        <chart:plot-area chart:style-name="ch3" table:cell-range-address="Arkusz2.M82:Arkusz2.N92" svg:x="1.33cm" svg:y="1.275cm" svg:width="14.349cm" svg:height="6.569cm">
          <chart:coordinate-region svg:x="2.057cm" svg:y="1.474cm" svg:width="13.528cm" svg:height="5.723cm"/>
          <chart:axis chart:dimension="x" chart:name="primary-x" chart:style-name="ch4">
            <chart:title svg:x="6.158cm" svg:y="8.024cm" chart:style-name="ch5">
              <text:p>Współczynnik wygładzania filtra</text:p>
            </chart:title>
          </chart:axis>
          <chart:axis chart:dimension="y" chart:name="primary-y" chart:style-name="ch6">
            <chart:title svg:x="0.451cm" svg:y="5.476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N82:Arkusz2.N92" chart:class="chart:scatter">
            <chart:domain table:cell-range-address="Arkusz2.M82:Arkusz2.M9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2.M82:Arkusz2.M92</svg:desc>
                </draw:g>
              </table:table-cell>
              <table:table-cell office:value-type="float" office:value="0.887">
                <text:p>0.887</text:p>
                <draw:g>
                  <svg:desc>Arkusz2.N82:Arkusz2.N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699cm" svg:y="0.316cm" chart:style-name="ch2">
          <text:p>Accuracy(k)</text:p>
        </chart:title>
        <chart:plot-area chart:style-name="ch3" table:cell-range-address="Arkusz2.Y5:Arkusz2.Z19 Arkusz2.Z4:Arkusz2.Z4" chart:data-source-has-labels="row" svg:x="1.33cm" svg:y="1.275cm" svg:width="14.349cm" svg:height="6.57cm">
          <chart:coordinate-region svg:x="2.242cm" svg:y="1.474cm" svg:width="13.25cm" svg:height="5.724cm"/>
          <chart:axis chart:dimension="x" chart:name="primary-x" chart:style-name="ch4">
            <chart:title svg:x="8.367cm" svg:y="8.025cm" chart:style-name="ch5">
              <text:p>k</text:p>
            </chart:title>
          </chart:axis>
          <chart:axis chart:dimension="y" chart:name="primary-y" chart:style-name="ch6">
            <chart:title svg:x="0.451cm" svg:y="5.279cm" chart:style-name="ch7">
              <text:p>Accuracy</text:p>
            </chart:title>
            <chart:grid chart:style-name="ch8" chart:class="major"/>
          </chart:axis>
          <chart:series chart:style-name="ch9" chart:values-cell-range-address="Arkusz2.Z5:Arkusz2.Z19" chart:label-cell-address="Arkusz2.Z4:Arkusz2.Z4" chart:class="chart:scatter">
            <chart:domain table:cell-range-address="Arkusz2.Y5:Arkusz2.Y19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Y</text:p>
              </table:table-cell>
              <table:table-cell office:value-type="string">
                <text:p/>
                <draw:g>
                  <svg:desc>Arkusz2.Z4:Arkusz2.Z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Y5:Arkusz2.Y19</svg:desc>
                </draw:g>
              </table:table-cell>
              <table:table-cell office:value-type="float" office:value="0.736">
                <text:p>0.736</text:p>
                <draw:g>
                  <svg:desc>Arkusz2.Z5:Arkusz2.Z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5">
                <text:p>0.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774">
                <text:p>0.77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3cm" svg:height="14.876cm" xlink:href=".." xlink:type="simple" chart:class="chart:bar" chart:row-mapping="0 1 2 3 4" chart:style-name="ch1">
        <chart:title svg:x="6.451cm" svg:y="0.433cm" chart:style-name="ch2">
          <text:p>Dokładność klasyfikacji dla różnych metod, implementacji i zbiorów</text:p>
        </chart:title>
        <chart:legend chart:legend-position="end" svg:x="23.77cm" svg:y="6.143cm" style:legend-expansion="high" chart:style-name="ch3"/>
        <chart:plot-area chart:style-name="ch4" table:cell-range-address="Arkusz3.G27:Arkusz3.O32" chart:data-source-has-labels="both" svg:x="1.539cm" svg:y="1.509cm" svg:width="21.703cm" svg:height="12.089cm">
          <chart:coordinate-region svg:x="2.266cm" svg:y="1.708cm" svg:width="20.976cm" svg:height="11.243cm"/>
          <chart:axis chart:dimension="x" chart:name="primary-x" chart:style-name="ch5" chartooo:axis-type="auto">
            <chartooo:date-scale/>
            <chart:title svg:x="11.393cm" svg:y="13.895cm" chart:style-name="ch6">
              <text:p>Zbiór danych</text:p>
            </chart:title>
            <chart:categories table:cell-range-address="Arkusz3.H27:Arkusz3.O27"/>
          </chart:axis>
          <chart:axis chart:dimension="y" chart:name="primary-y" chart:style-name="ch7">
            <chart:title svg:x="0.451cm" svg:y="8.47cm" chart:style-name="ch8">
              <text:p>Dokładność</text:p>
            </chart:title>
            <chart:grid chart:style-name="ch9" chart:class="major"/>
          </chart:axis>
          <chart:series chart:style-name="ch10" chart:values-cell-range-address="Arkusz3.H28:Arkusz3.O28" chart:label-cell-address="Arkusz3.G28:Arkusz3.G28" chart:class="chart:bar">
            <chart:data-point chart:repeated="8"/>
          </chart:series>
          <chart:series chart:style-name="ch11" chart:values-cell-range-address="Arkusz3.H29:Arkusz3.O29" chart:label-cell-address="Arkusz3.G29:Arkusz3.G29" chart:class="chart:bar">
            <chart:data-point chart:repeated="8"/>
          </chart:series>
          <chart:series chart:style-name="ch12" chart:values-cell-range-address="Arkusz3.H30:Arkusz3.O30" chart:label-cell-address="Arkusz3.G30:Arkusz3.G30" chart:class="chart:bar">
            <chart:data-point chart:repeated="8"/>
            <loext:propertry-mapping loext:property="BorderColor" loext:cell-range-address="Arkusz3.G30:Arkusz3.G30"/>
          </chart:series>
          <chart:series chart:style-name="ch13" chart:values-cell-range-address="Arkusz3.H31:Arkusz3.O31" chart:label-cell-address="Arkusz3.G31:Arkusz3.G31" chart:class="chart:bar">
            <chart:data-point chart:repeated="8"/>
            <loext:propertry-mapping loext:property="BorderColor" loext:cell-range-address="Arkusz3.G31:Arkusz3.G31"/>
          </chart:series>
          <chart:series chart:style-name="ch14" chart:values-cell-range-address="Arkusz3.H32:Arkusz3.O32" chart:label-cell-address="Arkusz3.G32:Arkusz3.G32" chart:class="chart:bar">
            <chart:data-point chart:repeated="8"/>
            <loext:propertry-mapping loext:property="BorderColor" loext:cell-range-address="Arkusz3.G32:Arkusz3.G3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RA I</text:p>
                <draw:g>
                  <svg:desc>Arkusz3.H27:Arkusz3.O27</svg:desc>
                </draw:g>
              </table:table-cell>
              <table:table-cell office:value-type="string">
                <text:p>MSRA II</text:p>
              </table:table-cell>
              <table:table-cell office:value-type="string">
                <text:p>MSRA III</text:p>
              </table:table-cell>
              <table:table-cell office:value-type="string">
                <text:p>FLORENCE</text:p>
              </table:table-cell>
              <table:table-cell office:value-type="string">
                <text:p>KARD</text:p>
              </table:table-cell>
              <table:table-cell office:value-type="string">
                <text:p>UTD</text:p>
              </table:table-cell>
              <table:table-cell office:value-type="string">
                <text:p>UTK</text:p>
              </table:table-cell>
              <table:table-cell office:value-type="string">
                <text:p>SYSU</text:p>
              </table:table-cell>
            </table:table-row>
          </table:table-header-rows>
          <table:table-rows>
            <table:table-row>
              <table:table-cell office:value-type="string">
                <text:p>LDMLT PY+</text:p>
                <draw:g>
                  <svg:desc>Arkusz3.G28:Arkusz3.G28</svg:desc>
                </draw:g>
              </table:table-cell>
              <table:table-cell office:value-type="float" office:value="0.8962">
                <text:p>0.8962</text:p>
                <draw:g>
                  <svg:desc>Arkusz3.H28:Arkusz3.O28</svg:desc>
                </draw:g>
              </table:table-cell>
              <table:table-cell office:value-type="float" office:value="0.8319">
                <text:p>0.8319</text:p>
              </table:table-cell>
              <table:table-cell office:value-type="float" office:value="0.9018">
                <text:p>0.9018</text:p>
              </table:table-cell>
              <table:table-cell office:value-type="float" office:value="0.783">
                <text:p>0.783</text:p>
              </table:table-cell>
              <table:table-cell office:value-type="float" office:value="0.9815">
                <text:p>0.9815</text:p>
              </table:table-cell>
              <table:table-cell office:value-type="float" office:value="0.8977">
                <text:p>0.8977</text:p>
              </table:table-cell>
              <table:table-cell office:value-type="float" office:value="0.8889">
                <text:p>0.8889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>
                <text:p>LDMLT PY</text:p>
                <draw:g>
                  <svg:desc>Arkusz3.G29:Arkusz3.G29</svg:desc>
                </draw:g>
              </table:table-cell>
              <table:table-cell office:value-type="float" office:value="0.7642">
                <text:p>0.7642</text:p>
                <draw:g>
                  <svg:desc>Arkusz3.H29:Arkusz3.O29</svg:desc>
                </draw:g>
              </table:table-cell>
              <table:table-cell office:value-type="float" office:value="0.6903">
                <text:p>0.6903</text:p>
              </table:table-cell>
              <table:table-cell office:value-type="float" office:value="0.8393">
                <text:p>0.8393</text:p>
              </table:table-cell>
              <table:table-cell office:value-type="float" office:value="0.6792">
                <text:p>0.6792</text:p>
              </table:table-cell>
              <table:table-cell office:value-type="float" office:value="0.9444">
                <text:p>0.9444</text:p>
              </table:table-cell>
              <table:table-cell office:value-type="float" office:value="0.8047">
                <text:p>0.8047</text:p>
              </table:table-cell>
              <table:table-cell office:value-type="float" office:value="0.8283">
                <text:p>0.8283</text:p>
              </table:table-cell>
              <table:table-cell office:value-type="float" office:value="0.5333">
                <text:p>0.5333</text:p>
              </table:table-cell>
            </table:table-row>
            <table:table-row>
              <table:table-cell office:value-type="string">
                <text:p>LDMLT M</text:p>
                <draw:g>
                  <svg:desc>Arkusz3.G30:Arkusz3.G30</svg:desc>
                </draw:g>
              </table:table-cell>
              <table:table-cell office:value-type="float" office:value="0.7736">
                <text:p>0.7736</text:p>
                <draw:g>
                  <svg:desc>Arkusz3.H30:Arkusz3.O30</svg:desc>
                </draw:g>
              </table:table-cell>
              <table:table-cell office:value-type="float" office:value="0.6814">
                <text:p>0.6814</text:p>
              </table:table-cell>
              <table:table-cell office:value-type="float" office:value="0.8571">
                <text:p>0.8571</text:p>
              </table:table-cell>
              <table:table-cell office:value-type="float" office:value="0.7075">
                <text:p>0.7075</text:p>
              </table:table-cell>
              <table:table-cell office:value-type="float" office:value="0.9481">
                <text:p>0.9481</text:p>
              </table:table-cell>
              <table:table-cell office:value-type="float" office:value="0.814">
                <text:p>0.814</text:p>
              </table:table-cell>
              <table:table-cell office:value-type="float" office:value="0.8384">
                <text:p>0.8384</text:p>
              </table:table-cell>
              <table:table-cell office:value-type="float" office:value="0.5542">
                <text:p>0.554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0:Arkusz3.G30</svg:desc>
                </draw:g>
              </table:table-cell>
            </table:table-row>
            <table:table-row>
              <table:table-cell office:value-type="string">
                <text:p>DE PY</text:p>
                <draw:g>
                  <svg:desc>Arkusz3.G31:Arkusz3.G31</svg:desc>
                </draw:g>
              </table:table-cell>
              <table:table-cell office:value-type="float" office:value="0.9245">
                <text:p>0.9245</text:p>
                <draw:g>
                  <svg:desc>Arkusz3.H31:Arkusz3.O31</svg:desc>
                </draw:g>
              </table:table-cell>
              <table:table-cell office:value-type="float" office:value="0.823">
                <text:p>0.823</text:p>
              </table:table-cell>
              <table:table-cell office:value-type="float" office:value="0.9107">
                <text:p>0.9107</text:p>
              </table:table-cell>
              <table:table-cell office:value-type="float" office:value="0.7264">
                <text:p>0.7264</text:p>
              </table:table-cell>
              <table:table-cell office:value-type="float" office:value="0.9">
                <text:p>0.9</text:p>
              </table:table-cell>
              <table:table-cell office:value-type="float" office:value="0.8884">
                <text:p>0.8884</text:p>
              </table:table-cell>
              <table:table-cell office:value-type="float" office:value="0.8283">
                <text:p>0.8283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1:Arkusz3.G31</svg:desc>
                </draw:g>
              </table:table-cell>
            </table:table-row>
            <table:table-row>
              <table:table-cell office:value-type="string">
                <text:p>DE M</text:p>
                <draw:g>
                  <svg:desc>Arkusz3.G32:Arkusz3.G32</svg:desc>
                </draw:g>
              </table:table-cell>
              <table:table-cell office:value-type="float" office:value="0.9245">
                <text:p>0.9245</text:p>
                <draw:g>
                  <svg:desc>Arkusz3.H32:Arkusz3.O32</svg:desc>
                </draw:g>
              </table:table-cell>
              <table:table-cell office:value-type="float" office:value="0.8142">
                <text:p>0.8142</text:p>
              </table:table-cell>
              <table:table-cell office:value-type="float" office:value="0.9107">
                <text:p>0.9107</text:p>
              </table:table-cell>
              <table:table-cell office:value-type="float" office:value="0.7547">
                <text:p>0.7547</text:p>
              </table:table-cell>
              <table:table-cell office:value-type="float" office:value="0.8926">
                <text:p>0.8926</text:p>
              </table:table-cell>
              <table:table-cell office:value-type="float" office:value="0.8907">
                <text:p>0.8907</text:p>
              </table:table-cell>
              <table:table-cell office:value-type="float" office:value="0.8384">
                <text:p>0.8384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2:Arkusz3.G32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43cm" svg:height="14.876cm" xlink:href=".." xlink:type="simple" chart:class="chart:bar" chart:style-name="ch1">
        <chart:title svg:x="7.165cm" svg:y="0.433cm" chart:style-name="ch2">
          <text:p>Dokładność klasyfikacji dla różnych metod i zbiorów danych</text:p>
        </chart:title>
        <chart:legend chart:legend-position="end" svg:x="23.982cm" svg:y="6.143cm" style:legend-expansion="high" chart:style-name="ch3"/>
        <chart:plot-area chart:style-name="ch4" table:cell-range-address="Arkusz3.G72:Arkusz3.N77 Arkusz3.F73:Arkusz3.F77 Arkusz3.G30:Arkusz3.G32" chart:data-source-has-labels="both" svg:x="1.539cm" svg:y="1.509cm" svg:width="21.915cm" svg:height="12.089cm">
          <chart:coordinate-region svg:x="2.266cm" svg:y="1.708cm" svg:width="21.188cm" svg:height="11.243cm"/>
          <chart:axis chart:dimension="x" chart:name="primary-x" chart:style-name="ch5" chartooo:axis-type="auto">
            <chartooo:date-scale/>
            <chart:title svg:x="11.499cm" svg:y="13.895cm" chart:style-name="ch6">
              <text:p>Zbiór danych</text:p>
            </chart:title>
            <chart:categories table:cell-range-address="Arkusz3.G72:Arkusz3.N72"/>
          </chart:axis>
          <chart:axis chart:dimension="y" chart:name="primary-y" chart:style-name="ch7">
            <chart:title svg:x="0.451cm" svg:y="8.47cm" chart:style-name="ch8">
              <text:p>Dokładność</text:p>
            </chart:title>
            <chart:grid chart:style-name="ch9" chart:class="major"/>
          </chart:axis>
          <chart:series chart:style-name="ch10" chart:values-cell-range-address="Arkusz3.G73:Arkusz3.N73" chart:label-cell-address="Arkusz3.F73:Arkusz3.F73" chart:class="chart:bar">
            <chart:data-point chart:repeated="8"/>
          </chart:series>
          <chart:series chart:style-name="ch11" chart:values-cell-range-address="Arkusz3.G74:Arkusz3.N74" chart:label-cell-address="Arkusz3.F74:Arkusz3.F74" chart:class="chart:bar">
            <chart:data-point chart:repeated="8"/>
            <loext:propertry-mapping loext:property="BorderColor" loext:cell-range-address="Arkusz3.G31:Arkusz3.G31"/>
          </chart:series>
          <chart:series chart:style-name="ch12" chart:values-cell-range-address="Arkusz3.G75:Arkusz3.N75" chart:label-cell-address="Arkusz3.F75:Arkusz3.F75" chart:class="chart:bar">
            <chart:data-point chart:repeated="8"/>
            <loext:propertry-mapping loext:property="BorderColor" loext:cell-range-address="Arkusz3.G32:Arkusz3.G32"/>
          </chart:series>
          <chart:series chart:style-name="ch13" chart:values-cell-range-address="Arkusz3.G76:Arkusz3.N76" chart:label-cell-address="Arkusz3.F76:Arkusz3.F76" chart:class="chart:bar">
            <chart:data-point chart:repeated="8"/>
            <loext:propertry-mapping loext:property="BorderColor" loext:cell-range-address="Arkusz3.G30:Arkusz3.G30"/>
          </chart:series>
          <chart:series chart:style-name="ch14" chart:values-cell-range-address="Arkusz3.G77:Arkusz3.N77" chart:label-cell-address="Arkusz3.F77:Arkusz3.F77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RA I</text:p>
                <draw:g>
                  <svg:desc>Arkusz3.G72:Arkusz3.N72</svg:desc>
                </draw:g>
              </table:table-cell>
              <table:table-cell office:value-type="string">
                <text:p>MSRA II</text:p>
              </table:table-cell>
              <table:table-cell office:value-type="string">
                <text:p>MSRA III</text:p>
              </table:table-cell>
              <table:table-cell office:value-type="string">
                <text:p>FLORENCE</text:p>
              </table:table-cell>
              <table:table-cell office:value-type="string">
                <text:p>KARD</text:p>
              </table:table-cell>
              <table:table-cell office:value-type="string">
                <text:p>UTD</text:p>
              </table:table-cell>
              <table:table-cell office:value-type="string">
                <text:p>UTK</text:p>
              </table:table-cell>
              <table:table-cell office:value-type="string">
                <text:p>SYSU</text:p>
              </table:table-cell>
            </table:table-row>
          </table:table-header-rows>
          <table:table-rows>
            <table:table-row>
              <table:table-cell office:value-type="string">
                <text:p>LDMLT+</text:p>
                <draw:g>
                  <svg:desc>Arkusz3.F73:Arkusz3.F73</svg:desc>
                </draw:g>
              </table:table-cell>
              <table:table-cell office:value-type="float" office:value="0.8962">
                <text:p>0.8962</text:p>
                <draw:g>
                  <svg:desc>Arkusz3.G73:Arkusz3.N73</svg:desc>
                </draw:g>
              </table:table-cell>
              <table:table-cell office:value-type="float" office:value="0.8319">
                <text:p>0.8319</text:p>
              </table:table-cell>
              <table:table-cell office:value-type="float" office:value="0.9018">
                <text:p>0.9018</text:p>
              </table:table-cell>
              <table:table-cell office:value-type="float" office:value="0.783">
                <text:p>0.783</text:p>
              </table:table-cell>
              <table:table-cell office:value-type="float" office:value="0.9815">
                <text:p>0.9815</text:p>
              </table:table-cell>
              <table:table-cell office:value-type="float" office:value="0.8977">
                <text:p>0.8977</text:p>
              </table:table-cell>
              <table:table-cell office:value-type="float" office:value="0.8889">
                <text:p>0.8889</text:p>
              </table:table-cell>
              <table:table-cell office:value-type="float" office:value="0.6708">
                <text:p>0.6708</text:p>
              </table:table-cell>
            </table:table-row>
            <table:table-row>
              <table:table-cell office:value-type="string">
                <text:p>DE</text:p>
                <draw:g>
                  <svg:desc>Arkusz3.F74:Arkusz3.F74</svg:desc>
                </draw:g>
              </table:table-cell>
              <table:table-cell office:value-type="float" office:value="0.9245">
                <text:p>0.9245</text:p>
                <draw:g>
                  <svg:desc>Arkusz3.G74:Arkusz3.N74</svg:desc>
                </draw:g>
              </table:table-cell>
              <table:table-cell office:value-type="float" office:value="0.823">
                <text:p>0.823</text:p>
              </table:table-cell>
              <table:table-cell office:value-type="float" office:value="0.9107">
                <text:p>0.9107</text:p>
              </table:table-cell>
              <table:table-cell office:value-type="float" office:value="0.7264">
                <text:p>0.7264</text:p>
              </table:table-cell>
              <table:table-cell office:value-type="float" office:value="0.9">
                <text:p>0.9</text:p>
              </table:table-cell>
              <table:table-cell office:value-type="float" office:value="0.8884">
                <text:p>0.8884</text:p>
              </table:table-cell>
              <table:table-cell office:value-type="float" office:value="0.8283">
                <text:p>0.8283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1:Arkusz3.G31</svg:desc>
                </draw:g>
              </table:table-cell>
            </table:table-row>
            <table:table-row>
              <table:table-cell office:value-type="string">
                <text:p>DTW+KNN</text:p>
                <draw:g>
                  <svg:desc>Arkusz3.F75:Arkusz3.F75</svg:desc>
                </draw:g>
              </table:table-cell>
              <table:table-cell office:value-type="float" office:value="0.8019">
                <text:p>0.8019</text:p>
                <draw:g>
                  <svg:desc>Arkusz3.G75:Arkusz3.N75</svg:desc>
                </draw:g>
              </table:table-cell>
              <table:table-cell office:value-type="float" office:value="0.6903">
                <text:p>0.6903</text:p>
              </table:table-cell>
              <table:table-cell office:value-type="float" office:value="0.7411">
                <text:p>0.7411</text:p>
              </table:table-cell>
              <table:table-cell office:value-type="float" office:value="0.6509">
                <text:p>0.6509</text:p>
              </table:table-cell>
              <table:table-cell office:value-type="float" office:value="0.9111">
                <text:p>0.9111</text:p>
              </table:table-cell>
              <table:table-cell office:value-type="float" office:value="0.7721">
                <text:p>0.7721</text:p>
              </table:table-cell>
              <table:table-cell office:value-type="float" office:value="0.5556">
                <text:p>0.5556</text:p>
              </table:table-cell>
              <table:table-cell office:value-type="float" office:value="0.5292">
                <text:p>0.529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2:Arkusz3.G32</svg:desc>
                </draw:g>
              </table:table-cell>
            </table:table-row>
            <table:table-row>
              <table:table-cell office:value-type="string">
                <text:p>LSTM</text:p>
                <draw:g>
                  <svg:desc>Arkusz3.F76:Arkusz3.F76</svg:desc>
                </draw:g>
              </table:table-cell>
              <table:table-cell office:value-type="float" office:value="0.8585">
                <text:p>0.8585</text:p>
                <draw:g>
                  <svg:desc>Arkusz3.G76:Arkusz3.N76</svg:desc>
                </draw:g>
              </table:table-cell>
              <table:table-cell office:value-type="float" office:value="0.6814">
                <text:p>0.6814</text:p>
              </table:table-cell>
              <table:table-cell office:value-type="float" office:value="0.8214">
                <text:p>0.8214</text:p>
              </table:table-cell>
              <table:table-cell office:value-type="float" office:value="0.7547">
                <text:p>0.7547</text:p>
              </table:table-cell>
              <table:table-cell office:value-type="float" office:value="0.7222">
                <text:p>0.7222</text:p>
              </table:table-cell>
              <table:table-cell office:value-type="float" office:value="0.0907">
                <text:p>0.0907</text:p>
              </table:table-cell>
              <table:table-cell office:value-type="float" office:value="0.899">
                <text:p>0.899</text:p>
              </table:table-cell>
              <table:table-cell office:value-type="float" office:value="0.6125">
                <text:p>0.61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0:Arkusz3.G30</svg:desc>
                </draw:g>
              </table:table-cell>
            </table:table-row>
            <table:table-row>
              <table:table-cell office:value-type="string">
                <text:p>BILSTM</text:p>
                <draw:g>
                  <svg:desc>Arkusz3.F77:Arkusz3.F77</svg:desc>
                </draw:g>
              </table:table-cell>
              <table:table-cell office:value-type="float" office:value="0.8208">
                <text:p>0.8208</text:p>
                <draw:g>
                  <svg:desc>Arkusz3.G77:Arkusz3.N77</svg:desc>
                </draw:g>
              </table:table-cell>
              <table:table-cell office:value-type="float" office:value="0.7611">
                <text:p>0.7611</text:p>
              </table:table-cell>
              <table:table-cell office:value-type="float" office:value="0.7857">
                <text:p>0.7857</text:p>
              </table:table-cell>
              <table:table-cell office:value-type="float" office:value="0.7547">
                <text:p>0.7547</text:p>
              </table:table-cell>
              <table:table-cell office:value-type="float" office:value="0.5259">
                <text:p>0.5259</text:p>
              </table:table-cell>
              <table:table-cell office:value-type="float" office:value="0.0884">
                <text:p>0.0884</text:p>
              </table:table-cell>
              <table:table-cell office:value-type="float" office:value="0.7475">
                <text:p>0.7475</text:p>
              </table:table-cell>
              <table:table-cell office:value-type="float" office:value="0.6792">
                <text:p>0.679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1cm" svg:y="0.316cm" chart:style-name="ch2">
          <text:p>Czas uczenia dla zbioru MSRA I</text:p>
        </chart:title>
        <chart:plot-area chart:style-name="ch3" table:cell-range-address="Arkusz4.A3:Arkusz4.A21 Arkusz4.C3:Arkusz4.C7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3:Arkusz4.C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23.082">
                <text:p>123.082</text:p>
                <draw:g>
                  <svg:desc>Arkusz4.C3:Arkusz4.C7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73.81">
                <text:p>173.81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72">
                <text:p>0.0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651cm" svg:y="0.316cm" chart:style-name="ch2">
          <text:p>Średni czas rozpoznawania próbki dla zbioru MSRA I</text:p>
        </chart:title>
        <chart:plot-area chart:style-name="ch3" table:cell-range-address="Arkusz4.A3:Arkusz4.A21 Arkusz4.D3:Arkusz4.D7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3:Arkusz4.D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161">
                <text:p>0.161</text:p>
                <draw:g>
                  <svg:desc>Arkusz4.D3:Arkusz4.D7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7">
                <text:p>0.00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7cm" svg:y="0.319cm" chart:style-name="ch2">
          <text:p>Czas uczenia dla zbioru MSRA II</text:p>
        </chart:title>
        <chart:plot-area chart:style-name="ch3" table:cell-range-address="Arkusz4.A3:Arkusz4.A21 Arkusz4.C36:Arkusz4.C40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36:Arkusz4.C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29.371">
                <text:p>129.371</text:p>
                <draw:g>
                  <svg:desc>Arkusz4.C36:Arkusz4.C40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87.627">
                <text:p>187.627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7.682">
                <text:p>17.682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68">
                <text:p>0.06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84cm" svg:y="0.316cm" chart:style-name="ch2">
          <text:p>Średni czas rozpoznawania próbki dla zbioru MSRA II</text:p>
        </chart:title>
        <chart:plot-area chart:style-name="ch3" table:cell-range-address="Arkusz4.A3:Arkusz4.A21 Arkusz4.D36:Arkusz4.D40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36:Arkusz4.D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158">
                <text:p>0.158</text:p>
                <draw:g>
                  <svg:desc>Arkusz4.D36:Arkusz4.D40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9cm" svg:y="0.319cm" chart:style-name="ch2">
          <text:p>Czas uczenia dla zbioru MSRA III</text:p>
        </chart:title>
        <chart:plot-area chart:style-name="ch3" table:cell-range-address="Arkusz4.A3:Arkusz4.A21 Arkusz4.C47:Arkusz4.C51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47:Arkusz4.C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23.109">
                <text:p>123.109</text:p>
                <draw:g>
                  <svg:desc>Arkusz4.C47:Arkusz4.C51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75.602">
                <text:p>175.602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6.273">
                <text:p>16.27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65">
                <text:p>0.06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2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461cm" svg:y="0.316cm" chart:style-name="ch2">
          <text:p>Dokładność(α)</text:p>
        </chart:title>
        <chart:plot-area chart:style-name="ch3" table:cell-range-address="Arkusz2.B36:Arkusz2.C44 Arkusz2.C35:Arkusz2.C35" chart:data-source-has-labels="row" svg:x="1.33cm" svg:y="1.275cm" svg:width="14.349cm" svg:height="6.57cm">
          <chart:coordinate-region svg:x="2.428cm" svg:y="1.474cm" svg:width="13.064cm" svg:height="5.724cm"/>
          <chart:axis chart:dimension="x" chart:name="primary-x" chart:style-name="ch4">
            <chart:title svg:x="8.354cm" svg:y="8.025cm" chart:style-name="ch5">
              <text:p>α</text:p>
            </chart:title>
          </chart:axis>
          <chart:axis chart:dimension="y" chart:name="primary-y" chart:style-name="ch6">
            <chart:title svg:x="0.451cm" svg:y="5.477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C36:Arkusz2.C44" chart:label-cell-address="Arkusz2.C35:Arkusz2.C35" chart:class="chart:scatter">
            <chart:domain table:cell-range-address="Arkusz2.B36:Arkusz2.B4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35:Arkusz2.C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kusz2.B36:Arkusz2.B44</svg:desc>
                </draw:g>
              </table:table-cell>
              <table:table-cell office:value-type="float" office:value="0.764">
                <text:p>0.764</text:p>
                <draw:g>
                  <svg:desc>Arkusz2.C36:Arkusz2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783">
                <text:p>0.7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18cm" svg:y="0.316cm" chart:style-name="ch2">
          <text:p>Średni czas rozpoznawania próbki dla zbioru MSRA III</text:p>
        </chart:title>
        <chart:plot-area chart:style-name="ch3" table:cell-range-address="Arkusz4.A3:Arkusz4.A21 Arkusz4.D47:Arkusz4.D51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47:Arkusz4.D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173">
                <text:p>0.173</text:p>
                <draw:g>
                  <svg:desc>Arkusz4.D47:Arkusz4.D51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222">
                <text:p>0.222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1cm" svg:y="0.319cm" chart:style-name="ch2">
          <text:p>Czas uczenia dla zbioru FLORENCE</text:p>
        </chart:title>
        <chart:plot-area chart:style-name="ch3" table:cell-range-address="Arkusz4.A3:Arkusz4.A21 Arkusz4.C14:Arkusz4.C18" chart:data-source-has-labels="column" svg:x="0.319cm" svg:y="1.275cm" svg:width="15.36cm" svg:height="6.57cm">
          <chart:coordinate-region svg:x="2.687cm" svg:y="1.275cm" svg:width="12.805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14:Arkusz4.C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38.693">
                <text:p>38.693</text:p>
                <draw:g>
                  <svg:desc>Arkusz4.C14:Arkusz4.C18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58.742">
                <text:p>58.742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227cm" svg:y="0.316cm" chart:style-name="ch2">
          <text:p>Średni czas rozpoznawania próbki dla zbioru FLORENCE</text:p>
        </chart:title>
        <chart:plot-area chart:style-name="ch3" table:cell-range-address="Arkusz4.A3:Arkusz4.A21 Arkusz4.D14:Arkusz4.D18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14:Arkusz4.D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035">
                <text:p>0.035</text:p>
                <draw:g>
                  <svg:desc>Arkusz4.D14:Arkusz4.D18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KARD</text:p>
        </chart:title>
        <chart:plot-area chart:style-name="ch3" table:cell-range-address="Arkusz4.A3:Arkusz4.A21 Arkusz4.C25:Arkusz4.C29" chart:data-source-has-labels="column" svg:x="0.319cm" svg:y="1.275cm" svg:width="15.36cm" svg:height="6.57cm">
          <chart:coordinate-region svg:x="2.687cm" svg:y="1.275cm" svg:width="12.6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25:Arkusz4.C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4278.322">
                <text:p>4278.322</text:p>
                <draw:g>
                  <svg:desc>Arkusz4.C25:Arkusz4.C29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5990.215">
                <text:p>5990.215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21.134">
                <text:p>121.13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38">
                <text:p>0.3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09cm" svg:y="0.316cm" chart:style-name="ch2">
          <text:p>Średni czas rozpoznawania próbki dla zbioru KARD</text:p>
        </chart:title>
        <chart:plot-area chart:style-name="ch3" table:cell-range-address="Arkusz4.A3:Arkusz4.A21 Arkusz4.D25:Arkusz4.D29" chart:data-source-has-labels="column" svg:x="0.319cm" svg:y="1.275cm" svg:width="15.36cm" svg:height="6.57cm">
          <chart:coordinate-region svg:x="2.687cm" svg:y="1.275cm" svg:width="12.75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25:Arkusz4.D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3.548">
                <text:p>3.548</text:p>
                <draw:g>
                  <svg:desc>Arkusz4.D25:Arkusz4.D29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57">
                <text:p>0.05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5cm" svg:y="0.319cm" chart:style-name="ch2">
          <text:p>Czas uczenia dla zbioru UTD</text:p>
        </chart:title>
        <chart:plot-area chart:style-name="ch3" table:cell-range-address="Arkusz4.A3:Arkusz4.A21 Arkusz4.C58:Arkusz4.C62" chart:data-source-has-labels="column" svg:x="0.319cm" svg:y="1.275cm" svg:width="15.36cm" svg:height="6.57cm">
          <chart:coordinate-region svg:x="2.687cm" svg:y="1.275cm" svg:width="12.6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58:Arkusz4.C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2904.505">
                <text:p>2904.505</text:p>
                <draw:g>
                  <svg:desc>Arkusz4.C58:Arkusz4.C62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3886.621">
                <text:p>3886.621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176.882">
                <text:p>176.882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398">
                <text:p>0.3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68cm" svg:y="0.316cm" chart:style-name="ch2">
          <text:p>Średni czas rozpoznawania próbki dla zbioru UTD</text:p>
        </chart:title>
        <chart:plot-area chart:style-name="ch3" table:cell-range-address="Arkusz4.A3:Arkusz4.A21 Arkusz4.D58:Arkusz4.D62" chart:data-source-has-labels="column" svg:x="0.319cm" svg:y="1.275cm" svg:width="15.36cm" svg:height="6.57cm">
          <chart:coordinate-region svg:x="2.687cm" svg:y="1.275cm" svg:width="12.75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58:Arkusz4.D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.751">
                <text:p>1.751</text:p>
                <draw:g>
                  <svg:desc>Arkusz4.D58:Arkusz4.D62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2.003">
                <text:p>2.003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46">
                <text:p>0.046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7cm" svg:y="0.319cm" chart:style-name="ch2">
          <text:p>Czas uczenia dla zbioru UTK</text:p>
        </chart:title>
        <chart:plot-area chart:style-name="ch3" table:cell-range-address="Arkusz4.A3:Arkusz4.A21 Arkusz4.C69:Arkusz4.C73" chart:data-source-has-labels="column" svg:x="0.319cm" svg:y="1.275cm" svg:width="15.36cm" svg:height="6.57cm">
          <chart:coordinate-region svg:x="2.687cm" svg:y="1.275cm" svg:width="12.712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69:Arkusz4.C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61.902">
                <text:p>61.902</text:p>
                <draw:g>
                  <svg:desc>Arkusz4.C69:Arkusz4.C73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36.759">
                <text:p>136.759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9.434">
                <text:p>9.43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85">
                <text:p>0.08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81cm" svg:y="0.316cm" chart:style-name="ch2">
          <text:p>Średni czas rozpoznawania próbki dla zbioru UTK</text:p>
        </chart:title>
        <chart:plot-area chart:style-name="ch3" table:cell-range-address="Arkusz4.A3:Arkusz4.A21 Arkusz4.D69:Arkusz4.D73" chart:data-source-has-labels="column" svg:x="0.319cm" svg:y="1.275cm" svg:width="15.36cm" svg:height="6.57cm">
          <chart:coordinate-region svg:x="2.687cm" svg:y="1.275cm" svg:width="12.66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69:Arkusz4.D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0.08">
                <text:p>0.08</text:p>
                <draw:g>
                  <svg:desc>Arkusz4.D69:Arkusz4.D73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SYSU</text:p>
        </chart:title>
        <chart:plot-area chart:style-name="ch3" table:cell-range-address="Arkusz4.A3:Arkusz4.A21 Arkusz4.C80:Arkusz4.C84" chart:data-source-has-labels="column" svg:x="0.319cm" svg:y="1.275cm" svg:width="15.36cm" svg:height="6.57cm">
          <chart:coordinate-region svg:x="2.687cm" svg:y="1.275cm" svg:width="12.527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.C80:Arkusz4.C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5111.702">
                <text:p>15111.702</text:p>
                <draw:g>
                  <svg:desc>Arkusz4.C80:Arkusz4.C84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7408.395">
                <text:p>17408.395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305.524">
                <text:p>305.52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3.852">
                <text:p>3.852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714">
                <text:p>0.714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3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15cm" svg:y="0.316cm" chart:style-name="ch2">
          <text:p>Dokładność(Liczba cykli)</text:p>
        </chart:title>
        <chart:plot-area chart:style-name="ch3" table:cell-range-address="Arkusz2.B48:Arkusz2.C58 Arkusz2.C47:Arkusz2.C47" chart:data-source-has-labels="row" svg:x="1.33cm" svg:y="1.275cm" svg:width="14.349cm" svg:height="6.569cm">
          <chart:coordinate-region svg:x="2.428cm" svg:y="1.474cm" svg:width="13.064cm" svg:height="5.723cm"/>
          <chart:axis chart:dimension="x" chart:name="primary-x" chart:style-name="ch4">
            <chart:title svg:x="7.613cm" svg:y="8.024cm" chart:style-name="ch5">
              <text:p>Liczba cykli</text:p>
            </chart:title>
          </chart:axis>
          <chart:axis chart:dimension="y" chart:name="primary-y" chart:style-name="ch6">
            <chart:title svg:x="0.451cm" svg:y="5.476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C48:Arkusz2.C58" chart:label-cell-address="Arkusz2.C47:Arkusz2.C47" chart:class="chart:scatter">
            <chart:domain table:cell-range-address="Arkusz2.B48:Arkusz2.B58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47:Arkusz2.C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Arkusz2.B48:Arkusz2.B58</svg:desc>
                </draw:g>
              </table:table-cell>
              <table:table-cell office:value-type="float" office:value="0.774">
                <text:p>0.774</text:p>
                <draw:g>
                  <svg:desc>Arkusz2.C48:Arkusz2.C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0.774">
                <text:p>0.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764">
                <text:p>0.7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23cm" svg:y="0.316cm" chart:style-name="ch2">
          <text:p>Średni czas rozpoznawania próbki dla zbioru SYSU</text:p>
        </chart:title>
        <chart:plot-area chart:style-name="ch3" table:cell-range-address="Arkusz4.A3:Arkusz4.A21 Arkusz4.D80:Arkusz4.D84" chart:data-source-has-labels="column" svg:x="0.319cm" svg:y="1.275cm" svg:width="15.36cm" svg:height="6.57cm">
          <chart:coordinate-region svg:x="2.687cm" svg:y="1.275cm" svg:width="12.805cm" svg:height="5.923cm"/>
          <chart:axis chart:dimension="x" chart:name="primary-x" chart:style-name="ch4" chartooo:axis-type="auto">
            <chartooo:date-scale/>
            <chart:categories table:cell-range-address="Arkusz4.A3:Arkusz4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.D80:Arkusz4.D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 PY++</text:p>
                <draw:g>
                  <svg:desc>Arkusz4.A3:Arkusz4.A21</svg:desc>
                </draw:g>
              </table:table-cell>
              <table:table-cell office:value-type="float" office:value="14.863">
                <text:p>14.863</text:p>
                <draw:g>
                  <svg:desc>Arkusz4.D80:Arkusz4.D84</svg:desc>
                </draw:g>
              </table:table-cell>
            </table:table-row>
            <table:table-row>
              <table:table-cell office:value-type="string">
                <text:p>LDMLT PY</text:p>
              </table:table-cell>
              <table:table-cell office:value-type="float" office:value="15.574">
                <text:p>15.574</text:p>
              </table:table-cell>
            </table:table-row>
            <table:table-row>
              <table:table-cell office:value-type="string">
                <text:p>LDMLT M</text:p>
              </table:table-cell>
              <table:table-cell office:value-type="float" office:value="0.274">
                <text:p>0.274</text:p>
              </table:table-cell>
            </table:table-row>
            <table:table-row>
              <table:table-cell office:value-type="string">
                <text:p>DE PY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DE M</text:p>
              </table:table-cell>
              <table:table-cell office:value-type="float" office:value="0.147">
                <text:p>0.147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1cm" svg:y="0.316cm" chart:style-name="ch2">
          <text:p>Czas uczenia dla zbioru MSRA I</text:p>
        </chart:title>
        <chart:plot-area chart:style-name="ch3" table:cell-range-address="Arkusz4_2.A3:Arkusz4_2.A21 Arkusz4_2.C3:Arkusz4_2.C7" chart:data-source-has-labels="column" svg:x="0.319cm" svg:y="1.275cm" svg:width="15.36cm" svg:height="6.57cm">
          <chart:coordinate-region svg:x="2.263cm" svg:y="1.275cm" svg:width="13.13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3:Arkusz4_2.C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23.082">
                <text:p>123.082</text:p>
                <draw:g>
                  <svg:desc>Arkusz4_2.C3:Arkusz4_2.C7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36.296">
                <text:p>36.29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343">
                <text:p>0.343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06.283">
                <text:p>106.28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651cm" svg:y="0.316cm" chart:style-name="ch2">
          <text:p>Średni czas rozpoznawania próbki dla zbioru MSRA I</text:p>
        </chart:title>
        <chart:plot-area chart:style-name="ch3" table:cell-range-address="Arkusz4_2.A3:Arkusz4_2.A21 Arkusz4_2.D3:Arkusz4_2.D7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3:Arkusz4_2.D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161">
                <text:p>0.161</text:p>
                <draw:g>
                  <svg:desc>Arkusz4_2.D3:Arkusz4_2.D7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7cm" svg:y="0.319cm" chart:style-name="ch2">
          <text:p>Czas uczenia dla zbioru MSRA II</text:p>
        </chart:title>
        <chart:plot-area chart:style-name="ch3" table:cell-range-address="Arkusz4_2.A3:Arkusz4_2.A21 Arkusz4_2.C36:Arkusz4_2.C40" chart:data-source-has-labels="column" svg:x="0.319cm" svg:y="1.275cm" svg:width="15.36cm" svg:height="6.57cm">
          <chart:coordinate-region svg:x="2.263cm" svg:y="1.275cm" svg:width="13.13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36:Arkusz4_2.C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29.371">
                <text:p>129.371</text:p>
                <draw:g>
                  <svg:desc>Arkusz4_2.C36:Arkusz4_2.C40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55.479">
                <text:p>55.47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00.662">
                <text:p>100.66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84cm" svg:y="0.316cm" chart:style-name="ch2">
          <text:p>Średni czas rozpoznawania próbki dla zbioru MSRA II</text:p>
        </chart:title>
        <chart:plot-area chart:style-name="ch3" table:cell-range-address="Arkusz4_2.A3:Arkusz4_2.A21 Arkusz4_2.D36:Arkusz4_2.D40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36:Arkusz4_2.D4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158">
                <text:p>0.158</text:p>
                <draw:g>
                  <svg:desc>Arkusz4_2.D36:Arkusz4_2.D40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09cm" svg:y="0.319cm" chart:style-name="ch2">
          <text:p>Czas uczenia dla zbioru MSRA III</text:p>
        </chart:title>
        <chart:plot-area chart:style-name="ch3" table:cell-range-address="Arkusz4_2.A3:Arkusz4_2.A21 Arkusz4_2.C47:Arkusz4_2.C51" chart:data-source-has-labels="column" svg:x="0.319cm" svg:y="1.275cm" svg:width="15.36cm" svg:height="6.57cm">
          <chart:coordinate-region svg:x="2.263cm" svg:y="1.275cm" svg:width="13.13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47:Arkusz4_2.C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23.109">
                <text:p>123.109</text:p>
                <draw:g>
                  <svg:desc>Arkusz4_2.C47:Arkusz4_2.C51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35.299">
                <text:p>35.29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09.976">
                <text:p>109.976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518cm" svg:y="0.316cm" chart:style-name="ch2">
          <text:p>Średni czas rozpoznawania próbki dla zbioru MSRA III</text:p>
        </chart:title>
        <chart:plot-area chart:style-name="ch3" table:cell-range-address="Arkusz4_2.A3:Arkusz4_2.A21 Arkusz4_2.D47:Arkusz4_2.D51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47:Arkusz4_2.D5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173">
                <text:p>0.173</text:p>
                <draw:g>
                  <svg:desc>Arkusz4_2.D47:Arkusz4_2.D51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344">
                <text:p>0.344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1cm" svg:y="0.319cm" chart:style-name="ch2">
          <text:p>Czas uczenia dla zbioru FLORENCE</text:p>
        </chart:title>
        <chart:plot-area chart:style-name="ch3" table:cell-range-address="Arkusz4_2.A3:Arkusz4_2.A21 Arkusz4_2.C14:Arkusz4_2.C18" chart:data-source-has-labels="column" svg:x="0.319cm" svg:y="1.275cm" svg:width="15.36cm" svg:height="6.57cm">
          <chart:coordinate-region svg:x="2.263cm" svg:y="1.275cm" svg:width="13.23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14:Arkusz4_2.C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38.693">
                <text:p>38.693</text:p>
                <draw:g>
                  <svg:desc>Arkusz4_2.C14:Arkusz4_2.C18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40.754">
                <text:p>40.75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71.025">
                <text:p>71.02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227cm" svg:y="0.316cm" chart:style-name="ch2">
          <text:p>Średni czas rozpoznawania próbki dla zbioru FLORENCE</text:p>
        </chart:title>
        <chart:plot-area chart:style-name="ch3" table:cell-range-address="Arkusz4_2.A3:Arkusz4_2.A21 Arkusz4_2.D14:Arkusz4_2.D18" chart:data-source-has-labels="column" svg:x="0.319cm" svg:y="1.275cm" svg:width="15.36cm" svg:height="6.57cm">
          <chart:coordinate-region svg:x="2.263cm" svg:y="1.275cm" svg:width="13.08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14:Arkusz4_2.D18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035">
                <text:p>0.035</text:p>
                <draw:g>
                  <svg:desc>Arkusz4_2.D14:Arkusz4_2.D18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07">
                <text:p>0.0007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KARD</text:p>
        </chart:title>
        <chart:plot-area chart:style-name="ch3" table:cell-range-address="Arkusz4_2.A3:Arkusz4_2.A21 Arkusz4_2.C25:Arkusz4_2.C29" chart:data-source-has-labels="column" svg:x="0.319cm" svg:y="1.275cm" svg:width="15.36cm" svg:height="6.57cm">
          <chart:coordinate-region svg:x="2.263cm" svg:y="1.275cm" svg:width="13.04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25:Arkusz4_2.C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4278.322">
                <text:p>4278.322</text:p>
                <draw:g>
                  <svg:desc>Arkusz4_2.C25:Arkusz4_2.C29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816.887">
                <text:p>816.887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2.082">
                <text:p>2.082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585.382">
                <text:p>1585.38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5" chart:interval-major="1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74cm" svg:y="0.316cm" chart:style-name="ch2">
          <text:p>Dokładność(k)</text:p>
        </chart:title>
        <chart:plot-area chart:style-name="ch3" table:cell-range-address="Arkusz2.B62:Arkusz2.C76 Arkusz2.C61:Arkusz2.C61" chart:data-source-has-labels="row" svg:x="1.33cm" svg:y="1.275cm" svg:width="14.349cm" svg:height="6.569cm">
          <chart:coordinate-region svg:x="2.242cm" svg:y="1.475cm" svg:width="13.25cm" svg:height="5.722cm"/>
          <chart:axis chart:dimension="x" chart:name="primary-x" chart:style-name="ch4">
            <chart:title svg:x="8.367cm" svg:y="8.024cm" chart:style-name="ch5">
              <text:p>k</text:p>
            </chart:title>
          </chart:axis>
          <chart:axis chart:dimension="y" chart:name="primary-y" chart:style-name="ch6">
            <chart:title svg:x="0.451cm" svg:y="5.476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C62:Arkusz2.C76" chart:label-cell-address="Arkusz2.C61:Arkusz2.C61" chart:class="chart:scatter">
            <chart:domain table:cell-range-address="Arkusz2.B62:Arkusz2.B76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/>
                <draw:g>
                  <svg:desc>Arkusz2.C61:Arkusz2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B62:Arkusz2.B76</svg:desc>
                </draw:g>
              </table:table-cell>
              <table:table-cell office:value-type="float" office:value="0.764">
                <text:p>0.764</text:p>
                <draw:g>
                  <svg:desc>Arkusz2.C62:Arkusz2.C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764">
                <text:p>0.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49">
                <text:p>0.8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58">
                <text:p>0.8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09cm" svg:y="0.316cm" chart:style-name="ch2">
          <text:p>Średni czas rozpoznawania próbki dla zbioru KARD</text:p>
        </chart:title>
        <chart:plot-area chart:style-name="ch3" table:cell-range-address="Arkusz4_2.A3:Arkusz4_2.A21 Arkusz4_2.D25:Arkusz4_2.D29" chart:data-source-has-labels="column" svg:x="0.319cm" svg:y="1.275cm" svg:width="15.36cm" svg:height="6.57cm">
          <chart:coordinate-region svg:x="2.263cm" svg:y="1.275cm" svg:width="13.322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25:Arkusz4_2.D29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3.548">
                <text:p>3.548</text:p>
                <draw:g>
                  <svg:desc>Arkusz4_2.D25:Arkusz4_2.D29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2.639">
                <text:p>2.639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5cm" svg:y="0.319cm" chart:style-name="ch2">
          <text:p>Czas uczenia dla zbioru UTD</text:p>
        </chart:title>
        <chart:plot-area chart:style-name="ch3" table:cell-range-address="Arkusz4_2.A3:Arkusz4_2.A21 Arkusz4_2.C58:Arkusz4_2.C62" chart:data-source-has-labels="column" svg:x="0.319cm" svg:y="1.275cm" svg:width="15.36cm" svg:height="6.57cm">
          <chart:coordinate-region svg:x="2.263cm" svg:y="1.275cm" svg:width="13.04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58:Arkusz4_2.C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2904.505">
                <text:p>2904.505</text:p>
                <draw:g>
                  <svg:desc>Arkusz4_2.C58:Arkusz4_2.C62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3166.279">
                <text:p>3166.27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2.118">
                <text:p>2.118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6443.022">
                <text:p>6443.022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68cm" svg:y="0.316cm" chart:style-name="ch2">
          <text:p>Średni czas rozpoznawania próbki dla zbioru UTD</text:p>
        </chart:title>
        <chart:plot-area chart:style-name="ch3" table:cell-range-address="Arkusz4_2.A3:Arkusz4_2.A21 Arkusz4_2.D58:Arkusz4_2.D62" chart:data-source-has-labels="column" svg:x="0.319cm" svg:y="1.275cm" svg:width="15.36cm" svg:height="6.57cm">
          <chart:coordinate-region svg:x="2.263cm" svg:y="1.275cm" svg:width="13.176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58:Arkusz4_2.D62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.751">
                <text:p>1.751</text:p>
                <draw:g>
                  <svg:desc>Arkusz4_2.D58:Arkusz4_2.D62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2.293">
                <text:p>2.293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19">
                <text:p>0.019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7cm" svg:y="0.319cm" chart:style-name="ch2">
          <text:p>Czas uczenia dla zbioru UTK</text:p>
        </chart:title>
        <chart:plot-area chart:style-name="ch3" table:cell-range-address="Arkusz4_2.A3:Arkusz4_2.A21 Arkusz4_2.C69:Arkusz4_2.C73" chart:data-source-has-labels="column" svg:x="0.319cm" svg:y="1.275cm" svg:width="15.36cm" svg:height="6.57cm">
          <chart:coordinate-region svg:x="2.263cm" svg:y="1.275cm" svg:width="13.229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69:Arkusz4_2.C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61.902">
                <text:p>61.902</text:p>
                <draw:g>
                  <svg:desc>Arkusz4_2.C69:Arkusz4_2.C73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23.222">
                <text:p>23.22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44.796">
                <text:p>44.796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981cm" svg:y="0.316cm" chart:style-name="ch2">
          <text:p>Średni czas rozpoznawania próbki dla zbioru UTK</text:p>
        </chart:title>
        <chart:plot-area chart:style-name="ch3" table:cell-range-address="Arkusz4_2.A3:Arkusz4_2.A21 Arkusz4_2.D69:Arkusz4_2.D73" chart:data-source-has-labels="column" svg:x="0.319cm" svg:y="1.275cm" svg:width="15.36cm" svg:height="6.57cm">
          <chart:coordinate-region svg:x="2.263cm" svg:y="1.275cm" svg:width="13.084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69:Arkusz4_2.D73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0.08">
                <text:p>0.08</text:p>
                <draw:g>
                  <svg:desc>Arkusz4_2.D69:Arkusz4_2.D73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713cm" svg:y="0.319cm" chart:style-name="ch2">
          <text:p>Czas uczenia dla zbioru SYSU</text:p>
        </chart:title>
        <chart:plot-area chart:style-name="ch3" table:cell-range-address="Arkusz4_2.A3:Arkusz4_2.A21 Arkusz4_2.C80:Arkusz4_2.C84" chart:data-source-has-labels="column" svg:x="0.319cm" svg:y="1.275cm" svg:width="15.36cm" svg:height="6.57cm">
          <chart:coordinate-region svg:x="2.263cm" svg:y="1.275cm" svg:width="12.952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804cm" svg:y="8.025cm" chart:style-name="ch6">
              <text:p>czas uczenia [s]</text:p>
            </chart:title>
            <chart:grid chart:style-name="ch7" chart:class="major"/>
          </chart:axis>
          <chart:series chart:style-name="ch8" chart:values-cell-range-address="Arkusz4_2.C80:Arkusz4_2.C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5111.702">
                <text:p>15111.702</text:p>
                <draw:g>
                  <svg:desc>Arkusz4_2.C80:Arkusz4_2.C84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796.682">
                <text:p>796.682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3.852">
                <text:p>3.852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1613.711">
                <text:p>1613.711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2.823cm" svg:y="0.316cm" chart:style-name="ch2">
          <text:p>Średni czas rozpoznawania próbki dla zbioru SYSU</text:p>
        </chart:title>
        <chart:plot-area chart:style-name="ch3" table:cell-range-address="Arkusz4_2.A3:Arkusz4_2.A21 Arkusz4_2.D80:Arkusz4_2.D84" chart:data-source-has-labels="column" svg:x="0.319cm" svg:y="1.275cm" svg:width="15.36cm" svg:height="6.57cm">
          <chart:coordinate-region svg:x="2.263cm" svg:y="1.275cm" svg:width="13.229cm" svg:height="5.923cm"/>
          <chart:axis chart:dimension="x" chart:name="primary-x" chart:style-name="ch4" chartooo:axis-type="auto">
            <chartooo:date-scale/>
            <chart:categories table:cell-range-address="Arkusz4_2.A3:Arkusz4_2.A21"/>
          </chart:axis>
          <chart:axis chart:dimension="y" chart:name="primary-y" chart:style-name="ch5">
            <chart:title svg:x="6.262cm" svg:y="8.025cm" chart:style-name="ch6">
              <text:p>czas rozpoznawania [s]</text:p>
            </chart:title>
            <chart:grid chart:style-name="ch7" chart:class="major"/>
          </chart:axis>
          <chart:series chart:style-name="ch8" chart:values-cell-range-address="Arkusz4_2.D80:Arkusz4_2.D84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LDMLT</text:p>
                <draw:g>
                  <svg:desc>Arkusz4_2.A3:Arkusz4_2.A21</svg:desc>
                </draw:g>
              </table:table-cell>
              <table:table-cell office:value-type="float" office:value="14.863">
                <text:p>14.863</text:p>
                <draw:g>
                  <svg:desc>Arkusz4_2.D80:Arkusz4_2.D84</svg:desc>
                </draw:g>
              </table:table-cell>
            </table:table-row>
            <table:table-row>
              <table:table-cell office:value-type="string">
                <text:p>DTW+KNN</text:p>
              </table:table-cell>
              <table:table-cell office:value-type="float" office:value="4.798">
                <text:p>4.798</text:p>
              </table:table-cell>
            </table:table-row>
            <table:table-row>
              <table:table-cell office:value-type="string">
                <text:p>LSTM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DE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BILSTM</text:p>
              </table:table-cell>
              <table:table-cell office:value-type="float" office:value="0.017">
                <text:p>0.017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4cm" svg:height="9.424cm" xlink:href=".." xlink:type="simple" chart:class="chart:bar" chart:style-name="ch1">
        <chart:title svg:x="2.492cm" svg:y="0.323cm" chart:style-name="ch2">
          <text:p>Dokładność klasyfikacji dla różnych podejść i dla trudnych zbiorów danych</text:p>
        </chart:title>
        <chart:legend chart:legend-position="end" svg:x="13.657cm" svg:y="4.164cm" style:legend-expansion="high" chart:style-name="ch3"/>
        <chart:plot-area chart:style-name="ch4" table:cell-range-address="Arkusz3.A121:Arkusz3.D123" chart:data-source-has-labels="both" svg:x="1.345cm" svg:y="1.794cm" svg:width="11.978cm" svg:height="6.461cm">
          <chart:coordinate-region svg:x="2.072cm" svg:y="1.993cm" svg:width="11.251cm" svg:height="5.615cm"/>
          <chart:axis chart:dimension="x" chart:name="primary-x" chart:style-name="ch5" chartooo:axis-type="auto">
            <chartooo:date-scale/>
            <chart:title svg:x="6.337cm" svg:y="8.443cm" chart:style-name="ch6">
              <text:p>Zbiór danych</text:p>
            </chart:title>
            <chart:categories table:cell-range-address="Arkusz3.B121:Arkusz3.D121"/>
          </chart:axis>
          <chart:axis chart:dimension="y" chart:name="primary-y" chart:style-name="ch7">
            <chart:title svg:x="0.451cm" svg:y="5.941cm" chart:style-name="ch8">
              <text:p>Dokładność</text:p>
            </chart:title>
            <chart:grid chart:style-name="ch9" chart:class="major"/>
          </chart:axis>
          <chart:series chart:style-name="ch10" chart:values-cell-range-address="Arkusz3.B122:Arkusz3.D122" chart:label-cell-address="Arkusz3.A122:Arkusz3.A122" chart:class="chart:bar">
            <chart:data-point chart:repeated="3"/>
          </chart:series>
          <chart:series chart:style-name="ch11" chart:values-cell-range-address="Arkusz3.B123:Arkusz3.D123" chart:label-cell-address="Arkusz3.A123:Arkusz3.A123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ARD</text:p>
                <draw:g>
                  <svg:desc>Arkusz3.B121:Arkusz3.D121</svg:desc>
                </draw:g>
              </table:table-cell>
              <table:table-cell office:value-type="string">
                <text:p>SYSU</text:p>
              </table:table-cell>
              <table:table-cell office:value-type="string">
                <text:p>UTD</text:p>
              </table:table-cell>
            </table:table-row>
          </table:table-header-rows>
          <table:table-rows>
            <table:table-row>
              <table:table-cell office:value-type="string">
                <text:p>Python</text:p>
                <draw:g>
                  <svg:desc>Arkusz3.A122:Arkusz3.A122</svg:desc>
                </draw:g>
              </table:table-cell>
              <table:table-cell office:value-type="float" office:value="0.9815">
                <text:p>0.9815</text:p>
                <draw:g>
                  <svg:desc>Arkusz3.B122:Arkusz3.D122</svg:desc>
                </draw:g>
              </table:table-cell>
              <table:table-cell office:value-type="float" office:value="0.6708">
                <text:p>0.6708</text:p>
              </table:table-cell>
              <table:table-cell office:value-type="float" office:value="0.8977">
                <text:p>0.8977</text:p>
              </table:table-cell>
            </table:table-row>
            <table:table-row>
              <table:table-cell office:value-type="string">
                <text:p>Matlab+Python</text:p>
                <draw:g>
                  <svg:desc>Arkusz3.A123:Arkusz3.A123</svg:desc>
                </draw:g>
              </table:table-cell>
              <table:table-cell office:value-type="float" office:value="0.9815">
                <text:p>0.9815</text:p>
                <draw:g>
                  <svg:desc>Arkusz3.B123:Arkusz3.D123</svg:desc>
                </draw:g>
              </table:table-cell>
              <table:table-cell office:value-type="float" office:value="0.675">
                <text:p>0.675</text:p>
              </table:table-cell>
              <table:table-cell office:value-type="float" office:value="0.8953">
                <text:p>0.8953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3cm" svg:height="14.876cm" xlink:href=".." xlink:type="simple" chart:class="chart:bar" chart:row-mapping="3 2 1 0" chart:style-name="ch1">
        <chart:title svg:x="6.451cm" svg:y="0.433cm" chart:style-name="ch2">
          <text:p>Dokładność klasyfikacji dla różnych metod, implementacji i zbiorów</text:p>
        </chart:title>
        <chart:legend chart:legend-position="end" svg:x="23.982cm" svg:y="6.392cm" style:legend-expansion="high" chart:style-name="ch3"/>
        <chart:plot-area chart:style-name="ch4" table:cell-range-address="Arkusz3.H27:Arkusz3.O27 Arkusz3.G29:Arkusz3.O32" chart:data-source-has-labels="both" svg:x="1.539cm" svg:y="1.509cm" svg:width="21.915cm" svg:height="12.089cm">
          <chart:coordinate-region svg:x="2.266cm" svg:y="1.708cm" svg:width="21.188cm" svg:height="11.243cm"/>
          <chart:axis chart:dimension="x" chart:name="primary-x" chart:style-name="ch5" chartooo:axis-type="auto">
            <chartooo:date-scale/>
            <chart:title svg:x="11.499cm" svg:y="13.895cm" chart:style-name="ch6">
              <text:p>Zbiór danych</text:p>
            </chart:title>
            <chart:categories table:cell-range-address="Arkusz3.H27:Arkusz3.O27"/>
          </chart:axis>
          <chart:axis chart:dimension="y" chart:name="primary-y" chart:style-name="ch7">
            <chart:title svg:x="0.451cm" svg:y="8.47cm" chart:style-name="ch8">
              <text:p>Dokładność</text:p>
            </chart:title>
            <chart:grid chart:style-name="ch9" chart:class="major"/>
          </chart:axis>
          <chart:series chart:style-name="ch10" chart:values-cell-range-address="Arkusz3.H32:Arkusz3.O32" chart:label-cell-address="Arkusz3.G32:Arkusz3.G32" chart:class="chart:bar">
            <chart:data-point chart:repeated="8"/>
            <loext:propertry-mapping loext:property="BorderColor" loext:cell-range-address="Arkusz3.G32:Arkusz3.G32"/>
          </chart:series>
          <chart:series chart:style-name="ch11" chart:values-cell-range-address="Arkusz3.H31:Arkusz3.O31" chart:label-cell-address="Arkusz3.G31:Arkusz3.G31" chart:class="chart:bar">
            <chart:data-point chart:repeated="8"/>
            <loext:propertry-mapping loext:property="BorderColor" loext:cell-range-address="Arkusz3.G31:Arkusz3.G31"/>
          </chart:series>
          <chart:series chart:style-name="ch12" chart:values-cell-range-address="Arkusz3.H30:Arkusz3.O30" chart:label-cell-address="Arkusz3.G30:Arkusz3.G30" chart:class="chart:bar">
            <chart:data-point chart:repeated="8"/>
            <loext:propertry-mapping loext:property="BorderColor" loext:cell-range-address="Arkusz3.G30:Arkusz3.G30"/>
          </chart:series>
          <chart:series chart:style-name="ch13" chart:values-cell-range-address="Arkusz3.H29:Arkusz3.O29" chart:label-cell-address="Arkusz3.G29:Arkusz3.G29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RA I</text:p>
                <draw:g>
                  <svg:desc>Arkusz3.H27:Arkusz3.O27</svg:desc>
                </draw:g>
              </table:table-cell>
              <table:table-cell office:value-type="string">
                <text:p>MSRA II</text:p>
              </table:table-cell>
              <table:table-cell office:value-type="string">
                <text:p>MSRA III</text:p>
              </table:table-cell>
              <table:table-cell office:value-type="string">
                <text:p>FLORENCE</text:p>
              </table:table-cell>
              <table:table-cell office:value-type="string">
                <text:p>KARD</text:p>
              </table:table-cell>
              <table:table-cell office:value-type="string">
                <text:p>UTD</text:p>
              </table:table-cell>
              <table:table-cell office:value-type="string">
                <text:p>UTK</text:p>
              </table:table-cell>
              <table:table-cell office:value-type="string">
                <text:p>SYSU</text:p>
              </table:table-cell>
            </table:table-row>
          </table:table-header-rows>
          <table:table-rows>
            <table:table-row>
              <table:table-cell office:value-type="string">
                <text:p>DE M</text:p>
                <draw:g>
                  <svg:desc>Arkusz3.G32:Arkusz3.G32</svg:desc>
                </draw:g>
              </table:table-cell>
              <table:table-cell office:value-type="float" office:value="0.9245">
                <text:p>0.9245</text:p>
                <draw:g>
                  <svg:desc>Arkusz3.H32:Arkusz3.O32</svg:desc>
                </draw:g>
              </table:table-cell>
              <table:table-cell office:value-type="float" office:value="0.8142">
                <text:p>0.8142</text:p>
              </table:table-cell>
              <table:table-cell office:value-type="float" office:value="0.9107">
                <text:p>0.9107</text:p>
              </table:table-cell>
              <table:table-cell office:value-type="float" office:value="0.7547">
                <text:p>0.7547</text:p>
              </table:table-cell>
              <table:table-cell office:value-type="float" office:value="0.8926">
                <text:p>0.8926</text:p>
              </table:table-cell>
              <table:table-cell office:value-type="float" office:value="0.8907">
                <text:p>0.8907</text:p>
              </table:table-cell>
              <table:table-cell office:value-type="float" office:value="0.8384">
                <text:p>0.8384</text:p>
              </table:table-cell>
              <table:table-cell office:value-type="float" office:value="0.7125">
                <text:p>0.712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2:Arkusz3.G32</svg:desc>
                </draw:g>
              </table:table-cell>
            </table:table-row>
            <table:table-row>
              <table:table-cell office:value-type="string">
                <text:p>DE PY</text:p>
                <draw:g>
                  <svg:desc>Arkusz3.G31:Arkusz3.G31</svg:desc>
                </draw:g>
              </table:table-cell>
              <table:table-cell office:value-type="float" office:value="0.9245">
                <text:p>0.9245</text:p>
                <draw:g>
                  <svg:desc>Arkusz3.H31:Arkusz3.O31</svg:desc>
                </draw:g>
              </table:table-cell>
              <table:table-cell office:value-type="float" office:value="0.823">
                <text:p>0.823</text:p>
              </table:table-cell>
              <table:table-cell office:value-type="float" office:value="0.9107">
                <text:p>0.9107</text:p>
              </table:table-cell>
              <table:table-cell office:value-type="float" office:value="0.7264">
                <text:p>0.7264</text:p>
              </table:table-cell>
              <table:table-cell office:value-type="float" office:value="0.9">
                <text:p>0.9</text:p>
              </table:table-cell>
              <table:table-cell office:value-type="float" office:value="0.8884">
                <text:p>0.8884</text:p>
              </table:table-cell>
              <table:table-cell office:value-type="float" office:value="0.8283">
                <text:p>0.8283</text:p>
              </table:table-cell>
              <table:table-cell office:value-type="float" office:value="0.7208">
                <text:p>0.7208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1:Arkusz3.G31</svg:desc>
                </draw:g>
              </table:table-cell>
            </table:table-row>
            <table:table-row>
              <table:table-cell office:value-type="string">
                <text:p>LDMLT M</text:p>
                <draw:g>
                  <svg:desc>Arkusz3.G30:Arkusz3.G30</svg:desc>
                </draw:g>
              </table:table-cell>
              <table:table-cell office:value-type="float" office:value="0.7736">
                <text:p>0.7736</text:p>
                <draw:g>
                  <svg:desc>Arkusz3.H30:Arkusz3.O30</svg:desc>
                </draw:g>
              </table:table-cell>
              <table:table-cell office:value-type="float" office:value="0.6814">
                <text:p>0.6814</text:p>
              </table:table-cell>
              <table:table-cell office:value-type="float" office:value="0.8571">
                <text:p>0.8571</text:p>
              </table:table-cell>
              <table:table-cell office:value-type="float" office:value="0.7075">
                <text:p>0.7075</text:p>
              </table:table-cell>
              <table:table-cell office:value-type="float" office:value="0.9481">
                <text:p>0.9481</text:p>
              </table:table-cell>
              <table:table-cell office:value-type="float" office:value="0.814">
                <text:p>0.814</text:p>
              </table:table-cell>
              <table:table-cell office:value-type="float" office:value="0.8384">
                <text:p>0.8384</text:p>
              </table:table-cell>
              <table:table-cell office:value-type="float" office:value="0.5542">
                <text:p>0.5542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Arkusz3.G30:Arkusz3.G30</svg:desc>
                </draw:g>
              </table:table-cell>
            </table:table-row>
            <table:table-row>
              <table:table-cell office:value-type="string">
                <text:p>LDMLT PY</text:p>
                <draw:g>
                  <svg:desc>Arkusz3.G29:Arkusz3.G29</svg:desc>
                </draw:g>
              </table:table-cell>
              <table:table-cell office:value-type="float" office:value="0.7642">
                <text:p>0.7642</text:p>
                <draw:g>
                  <svg:desc>Arkusz3.H29:Arkusz3.O29</svg:desc>
                </draw:g>
              </table:table-cell>
              <table:table-cell office:value-type="float" office:value="0.6903">
                <text:p>0.6903</text:p>
              </table:table-cell>
              <table:table-cell office:value-type="float" office:value="0.8393">
                <text:p>0.8393</text:p>
              </table:table-cell>
              <table:table-cell office:value-type="float" office:value="0.6792">
                <text:p>0.6792</text:p>
              </table:table-cell>
              <table:table-cell office:value-type="float" office:value="0.9444">
                <text:p>0.9444</text:p>
              </table:table-cell>
              <table:table-cell office:value-type="float" office:value="0.8047">
                <text:p>0.8047</text:p>
              </table:table-cell>
              <table:table-cell office:value-type="float" office:value="0.8283">
                <text:p>0.8283</text:p>
              </table:table-cell>
              <table:table-cell office:value-type="float" office:value="0.5333">
                <text:p>0.5333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4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759cm" svg:y="0.316cm" chart:style-name="ch2">
          <text:p>Dokładność(Krok DE)</text:p>
        </chart:title>
        <chart:plot-area chart:style-name="ch3" table:cell-range-address="Arkusz2.M6:Arkusz2.N15" svg:x="1.33cm" svg:y="1.275cm" svg:width="14.349cm" svg:height="6.57cm">
          <chart:coordinate-region svg:x="2.242cm" svg:y="1.474cm" svg:width="13.251cm" svg:height="5.724cm"/>
          <chart:axis chart:dimension="x" chart:name="primary-x" chart:style-name="ch4">
            <chart:title svg:x="7.851cm" svg:y="8.025cm" chart:style-name="ch5">
              <text:p>Krok DE</text:p>
            </chart:title>
          </chart:axis>
          <chart:axis chart:dimension="y" chart:name="primary-y" chart:style-name="ch6">
            <chart:title svg:x="0.451cm" svg:y="5.477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N6:Arkusz2.N15" chart:class="chart:scatter">
            <chart:domain table:cell-range-address="Arkusz2.M6:Arkusz2.M15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6:Arkusz2.M15</svg:desc>
                </draw:g>
              </table:table-cell>
              <table:table-cell office:value-type="float" office:value="0.877">
                <text:p>0.877</text:p>
                <draw:g>
                  <svg:desc>Arkusz2.N6:Arkusz2.N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58">
                <text:p>0.8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8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455cm" svg:y="0.316cm" chart:style-name="ch2">
          <text:p>Dokładność(Wymiar DE)</text:p>
        </chart:title>
        <chart:plot-area chart:style-name="ch3" table:cell-range-address="Arkusz2.M19:Arkusz2.N26" svg:x="1.33cm" svg:y="1.275cm" svg:width="14.349cm" svg:height="6.57cm">
          <chart:coordinate-region svg:x="2.057cm" svg:y="1.474cm" svg:width="13.528cm" svg:height="5.724cm"/>
          <chart:axis chart:dimension="x" chart:name="primary-x" chart:style-name="ch4">
            <chart:title svg:x="7.64cm" svg:y="8.025cm" chart:style-name="ch5">
              <text:p>Wymiar DE</text:p>
            </chart:title>
          </chart:axis>
          <chart:axis chart:dimension="y" chart:name="primary-y" chart:style-name="ch6">
            <chart:title svg:x="0.451cm" svg:y="5.477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N19:Arkusz2.N26" chart:class="chart:scatter">
            <chart:domain table:cell-range-address="Arkusz2.M19:Arkusz2.M26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19:Arkusz2.M26</svg:desc>
                </draw:g>
              </table:table-cell>
              <table:table-cell office:value-type="float" office:value="0.868">
                <text:p>0.868</text:p>
                <draw:g>
                  <svg:desc>Arkusz2.N19:Arkusz2.N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26">
                <text:p>0.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62">
                <text:p>0.4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495cm" svg:y="0.316cm" chart:style-name="ch2">
          <text:p>Dokładność(Poślizg DE)</text:p>
        </chart:title>
        <chart:plot-area chart:style-name="ch3" table:cell-range-address="Arkusz2.M29:Arkusz2.N38" svg:x="1.33cm" svg:y="1.275cm" svg:width="14.349cm" svg:height="6.569cm">
          <chart:coordinate-region svg:x="2.057cm" svg:y="1.474cm" svg:width="13.436cm" svg:height="5.723cm"/>
          <chart:axis chart:dimension="x" chart:name="primary-x" chart:style-name="ch4">
            <chart:title svg:x="7.653cm" svg:y="8.024cm" chart:style-name="ch5">
              <text:p>Poślizg DE</text:p>
            </chart:title>
          </chart:axis>
          <chart:axis chart:dimension="y" chart:name="primary-y" chart:style-name="ch6">
            <chart:title svg:x="0.451cm" svg:y="5.476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N29:Arkusz2.N38" chart:class="chart:scatter">
            <chart:domain table:cell-range-address="Arkusz2.M29:Arkusz2.M38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29:Arkusz2.M38</svg:desc>
                </draw:g>
              </table:table-cell>
              <table:table-cell office:value-type="float" office:value="0.887">
                <text:p>0.887</text:p>
                <draw:g>
                  <svg:desc>Arkusz2.N29:Arkusz2.N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68">
                <text:p>0.8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21">
                <text:p>0.8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83">
                <text:p>0.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45">
                <text:p>0.7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461cm" svg:y="0.316cm" chart:style-name="ch2">
          <text:p>Dokładność(β)</text:p>
        </chart:title>
        <chart:plot-area chart:style-name="ch3" table:cell-range-address="Arkusz2.M54:Arkusz2.N63" svg:x="1.33cm" svg:y="1.275cm" svg:width="14.35cm" svg:height="6.57cm">
          <chart:coordinate-region svg:x="2.242cm" svg:y="1.474cm" svg:width="13.252cm" svg:height="5.724cm"/>
          <chart:axis chart:dimension="x" chart:name="primary-x" chart:style-name="ch4">
            <chart:title svg:x="8.355cm" svg:y="8.025cm" chart:style-name="ch5">
              <text:p>β</text:p>
            </chart:title>
          </chart:axis>
          <chart:axis chart:dimension="y" chart:name="primary-y" chart:style-name="ch6">
            <chart:title svg:x="0.451cm" svg:y="5.477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N54:Arkusz2.N63" chart:class="chart:scatter">
            <chart:domain table:cell-range-address="Arkusz2.M54:Arkusz2.M63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54:Arkusz2.M63</svg:desc>
                </draw:g>
              </table:table-cell>
              <table:table-cell office:value-type="float" office:value="0.906">
                <text:p>0.906</text:p>
                <draw:g>
                  <svg:desc>Arkusz2.N54:Arkusz2.N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25">
                <text:p>0.9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87">
                <text:p>0.8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77">
                <text:p>0.8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title svg:x="6.461cm" svg:y="0.316cm" chart:style-name="ch2">
          <text:p>Dokładność(α)</text:p>
        </chart:title>
        <chart:plot-area chart:style-name="ch3" table:cell-range-address="Arkusz2.M42:Arkusz2.N51" svg:x="1.33cm" svg:y="1.275cm" svg:width="14.35cm" svg:height="6.57cm">
          <chart:coordinate-region svg:x="2.428cm" svg:y="1.474cm" svg:width="13.066cm" svg:height="5.724cm"/>
          <chart:axis chart:dimension="x" chart:name="primary-x" chart:style-name="ch4">
            <chart:title svg:x="8.355cm" svg:y="8.025cm" chart:style-name="ch5">
              <text:p>α</text:p>
            </chart:title>
          </chart:axis>
          <chart:axis chart:dimension="y" chart:name="primary-y" chart:style-name="ch6">
            <chart:title svg:x="0.451cm" svg:y="5.477cm" chart:style-name="ch7">
              <text:p>Dokładność</text:p>
            </chart:title>
            <chart:grid chart:style-name="ch8" chart:class="major"/>
          </chart:axis>
          <chart:series chart:style-name="ch9" chart:values-cell-range-address="Arkusz2.N42:Arkusz2.N51" chart:class="chart:scatter">
            <chart:domain table:cell-range-address="Arkusz2.M42:Arkusz2.M51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</text:p>
              </table:table-cell>
              <table:table-cell office:value-type="string">
                <text:p>Kolum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2.M42:Arkusz2.M51</svg:desc>
                </draw:g>
              </table:table-cell>
              <table:table-cell office:value-type="float" office:value="0.906">
                <text:p>0.906</text:p>
                <draw:g>
                  <svg:desc>Arkusz2.N42:Arkusz2.N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06">
                <text:p>0.9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896">
                <text:p>0.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887">
                <text:p>0.88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